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text-align="center" style:justify-single-word="false" fo:orphans="2" fo:widows="2" fo:text-indent="0in" style:auto-text-indent="false"/>
      <style:text-properties fo:font-variant="normal" fo:text-transform="none" style:font-name="Ubuntu Mono" fo:font-size="14pt" fo:letter-spacing="normal" fo:font-style="normal" fo:font-weight="bold" officeooo:paragraph-rsid="001231f4" fo:background-color="#ffffff" style:font-size-asian="14pt" style:font-weight-asian="bold" style:font-size-complex="14pt" style:font-weight-complex="bold" loext:padding="0in" loext:border="none"/>
    </style:style>
    <style:style style:name="P2"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italic" style:text-underline-style="solid" style:text-underline-width="auto" style:text-underline-color="font-color" fo:font-weight="bold" officeooo:paragraph-rsid="001382e9" fo:background-color="transparent" style:font-size-asian="14pt" style:font-style-asian="italic" style:font-weight-asian="bold" style:font-size-complex="14pt" style:font-style-complex="italic" style:font-weight-complex="bold" loext:padding="0in" loext:border="none"/>
    </style:style>
    <style:style style:name="P3"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italic" style:text-underline-style="solid" style:text-underline-width="auto" style:text-underline-color="font-color" fo:font-weight="bold" officeooo:paragraph-rsid="003af22e" fo:background-color="transparent" style:font-size-asian="14pt" style:font-style-asian="italic" style:font-weight-asian="bold" style:font-size-complex="14pt" style:font-style-complex="italic" style:font-weight-complex="bold" loext:padding="0in" loext:border="none"/>
    </style:style>
    <style:style style:name="P4"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italic" style:text-underline-style="solid" style:text-underline-width="auto" style:text-underline-color="font-color" fo:font-weight="bold" officeooo:rsid="003b17f7" officeooo:paragraph-rsid="003b17f7" fo:background-color="transparent" style:font-size-asian="14pt" style:font-style-asian="italic" style:font-weight-asian="bold" style:font-size-complex="14pt" style:font-style-complex="italic" style:font-weight-complex="bold" loext:padding="0in" loext:border="none"/>
    </style:style>
    <style:style style:name="P5"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style:font-name="Ubuntu Mono" fo:font-size="14pt" fo:letter-spacing="normal" fo:font-style="italic" style:text-underline-style="solid" style:text-underline-width="auto" style:text-underline-color="font-color" fo:font-weight="bold" officeooo:rsid="00146677" officeooo:paragraph-rsid="00146677" fo:background-color="#ffffff" style:font-size-asian="14pt" style:font-style-asian="italic" style:font-weight-asian="bold" style:font-size-complex="14pt" style:font-style-complex="italic" style:font-weight-complex="bold" loext:padding="0in" loext:border="none"/>
    </style:style>
    <style:style style:name="P6"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normal" fo:font-weight="normal" officeooo:rsid="00146677" officeooo:paragraph-rsid="001fa2b2" fo:background-color="transparent" style:font-size-asian="14pt" style:font-size-complex="14pt" loext:padding="0in" loext:border="none"/>
    </style:style>
    <style:style style:name="P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normal" fo:font-weight="normal" officeooo:rsid="00146677" officeooo:paragraph-rsid="001f803b" fo:background-color="transparent" style:font-size-asian="14pt" style:font-size-complex="14pt" loext:padding="0in" loext:border="none"/>
    </style:style>
    <style:style style:name="P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normal" fo:font-weight="normal" officeooo:rsid="00146677" officeooo:paragraph-rsid="001fa2b2" fo:background-color="#ffffff" style:font-size-asian="14pt" style:font-size-complex="14pt" loext:padding="0in" loext:border="none"/>
    </style:style>
    <style:style style:name="P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normal" fo:font-weight="normal" officeooo:rsid="00146677" officeooo:paragraph-rsid="002236d3" fo:background-color="#ffffff" style:font-size-asian="14pt" style:font-size-complex="14pt" loext:padding="0in" loext:border="none"/>
    </style:style>
    <style:style style:name="P1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normal" fo:font-weight="normal" officeooo:rsid="00146677" officeooo:paragraph-rsid="0023055f" fo:background-color="#ffffff" style:font-size-asian="14pt" style:font-size-complex="14pt" loext:padding="0in" loext:border="none"/>
    </style:style>
    <style:style style:name="P1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normal" style:text-underline-style="none" fo:font-weight="normal" officeooo:paragraph-rsid="001382e9" fo:background-color="#ffffff" style:font-size-asian="14pt" style:font-style-asian="italic" style:font-weight-asian="bold" style:font-size-complex="14pt" style:font-style-complex="italic" style:font-weight-complex="bold" loext:padding="0in" loext:border="none"/>
    </style:style>
    <style:style style:name="P1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normal" style:text-underline-style="none" fo:font-weight="normal" officeooo:paragraph-rsid="00261de2" fo:background-color="#ffffff" style:font-size-asian="14pt" style:font-style-asian="italic" style:font-weight-asian="bold" style:font-size-complex="14pt" style:font-style-complex="italic" style:font-weight-complex="bold" loext:padding="0in" loext:border="none"/>
    </style:style>
    <style:style style:name="P13"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normal" style:text-underline-style="none" fo:font-weight="normal" officeooo:paragraph-rsid="0026cfc9" fo:background-color="#ffffff" style:font-size-asian="14pt" style:font-style-asian="italic" style:font-weight-asian="bold" style:font-size-complex="14pt" style:font-style-complex="italic" style:font-weight-complex="bold" loext:padding="0in" loext:border="none"/>
    </style:style>
    <style:style style:name="P14"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normal" style:text-underline-style="none" fo:font-weight="normal" officeooo:paragraph-rsid="0028607e" fo:background-color="#ffffff" style:font-size-asian="14pt" style:font-style-asian="italic" style:font-weight-asian="bold" style:font-size-complex="14pt" style:font-style-complex="italic" style:font-weight-complex="bold" loext:padding="0in" loext:border="none"/>
    </style:style>
    <style:style style:name="P15"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normal" style:text-underline-style="none" fo:font-weight="normal" officeooo:paragraph-rsid="002b84cb" fo:background-color="#ffffff" style:font-size-asian="14pt" style:font-style-asian="italic" style:font-weight-asian="bold" style:font-size-complex="14pt" style:font-style-complex="italic" style:font-weight-complex="bold" loext:padding="0in" loext:border="none"/>
    </style:style>
    <style:style style:name="P16"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normal" style:text-underline-style="none" fo:font-weight="normal" officeooo:paragraph-rsid="002f9273" fo:background-color="#ffffff" style:font-size-asian="14pt" style:font-style-asian="italic" style:font-weight-asian="bold" style:font-size-complex="14pt" style:font-style-complex="italic" style:font-weight-complex="bold" loext:padding="0in" loext:border="none"/>
    </style:style>
    <style:style style:name="P1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normal" style:text-underline-style="none" fo:font-weight="normal" officeooo:paragraph-rsid="003087e4" fo:background-color="#ffffff" style:font-size-asian="14pt" style:font-style-asian="italic" style:font-weight-asian="bold" style:font-size-complex="14pt" style:font-style-complex="italic" style:font-weight-complex="bold" loext:padding="0in" loext:border="none"/>
    </style:style>
    <style:style style:name="P1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normal" style:text-underline-style="none" fo:font-weight="normal" officeooo:paragraph-rsid="003478bb" fo:background-color="#ffffff" style:font-size-asian="14pt" style:font-style-asian="italic" style:font-weight-asian="bold" style:font-size-complex="14pt" style:font-style-complex="italic" style:font-weight-complex="bold" loext:padding="0in" loext:border="none"/>
    </style:style>
    <style:style style:name="P1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normal" style:text-underline-style="none" fo:font-weight="normal" officeooo:paragraph-rsid="00363b27" fo:background-color="#ffffff" style:font-size-asian="14pt" style:font-style-asian="italic" style:font-weight-asian="bold" style:font-size-complex="14pt" style:font-style-complex="italic" style:font-weight-complex="bold" loext:padding="0in" loext:border="none"/>
    </style:style>
    <style:style style:name="P2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normal" style:text-underline-style="none" fo:font-weight="normal" officeooo:paragraph-rsid="0037954a" fo:background-color="#ffffff" style:font-size-asian="14pt" style:font-style-asian="italic" style:font-weight-asian="bold" style:font-size-complex="14pt" style:font-style-complex="italic" style:font-weight-complex="bold" loext:padding="0in" loext:border="none"/>
    </style:style>
    <style:style style:name="P2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italic" style:text-underline-style="none" fo:font-weight="bold" officeooo:paragraph-rsid="00261de2" fo:background-color="transparent" style:font-size-asian="14pt" style:font-style-asian="italic" style:font-weight-asian="bold" style:font-size-complex="14pt" style:font-style-complex="italic" style:font-weight-complex="bold" loext:padding="0in" loext:border="none"/>
    </style:style>
    <style:style style:name="P2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italic" style:text-underline-style="none" fo:font-weight="bold" officeooo:paragraph-rsid="0026cfc9" fo:background-color="transparent" style:font-size-asian="14pt" style:font-style-asian="italic" style:font-weight-asian="bold" style:font-size-complex="14pt" style:font-style-complex="italic" style:font-weight-complex="bold" loext:padding="0in" loext:border="none"/>
    </style:style>
    <style:style style:name="P23"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italic" style:text-underline-style="none" fo:font-weight="bold" officeooo:paragraph-rsid="0028607e" fo:background-color="transparent" style:font-size-asian="14pt" style:font-style-asian="italic" style:font-weight-asian="bold" style:font-size-complex="14pt" style:font-style-complex="italic" style:font-weight-complex="bold" loext:padding="0in" loext:border="none"/>
    </style:style>
    <style:style style:name="P24"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italic" style:text-underline-style="none" fo:font-weight="bold" officeooo:paragraph-rsid="002b84cb" fo:background-color="transparent" style:font-size-asian="14pt" style:font-style-asian="italic" style:font-weight-asian="bold" style:font-size-complex="14pt" style:font-style-complex="italic" style:font-weight-complex="bold" loext:padding="0in" loext:border="none"/>
    </style:style>
    <style:style style:name="P25"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italic" style:text-underline-style="none" fo:font-weight="bold" officeooo:paragraph-rsid="001382e9" fo:background-color="transparent" style:font-size-asian="14pt" style:font-style-asian="italic" style:font-weight-asian="bold" style:font-size-complex="14pt" style:font-style-complex="italic" style:font-weight-complex="bold" loext:padding="0in" loext:border="none"/>
    </style:style>
    <style:style style:name="P26"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italic" style:text-underline-style="none" fo:font-weight="bold" officeooo:paragraph-rsid="002f9273" fo:background-color="transparent" style:font-size-asian="14pt" style:font-style-asian="italic" style:font-weight-asian="bold" style:font-size-complex="14pt" style:font-style-complex="italic" style:font-weight-complex="bold" loext:padding="0in" loext:border="none"/>
    </style:style>
    <style:style style:name="P2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italic" style:text-underline-style="none" fo:font-weight="bold" officeooo:paragraph-rsid="003087e4" fo:background-color="transparent" style:font-size-asian="14pt" style:font-style-asian="italic" style:font-weight-asian="bold" style:font-size-complex="14pt" style:font-style-complex="italic" style:font-weight-complex="bold" loext:padding="0in" loext:border="none"/>
    </style:style>
    <style:style style:name="P2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italic" style:text-underline-style="none" fo:font-weight="bold" officeooo:paragraph-rsid="003478bb" fo:background-color="transparent" style:font-size-asian="14pt" style:font-style-asian="italic" style:font-weight-asian="bold" style:font-size-complex="14pt" style:font-style-complex="italic" style:font-weight-complex="bold" loext:padding="0in" loext:border="none"/>
    </style:style>
    <style:style style:name="P2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italic" style:text-underline-style="none" fo:font-weight="bold" officeooo:paragraph-rsid="00363b27" fo:background-color="transparent" style:font-size-asian="14pt" style:font-style-asian="italic" style:font-weight-asian="bold" style:font-size-complex="14pt" style:font-style-complex="italic" style:font-weight-complex="bold" loext:padding="0in" loext:border="none"/>
    </style:style>
    <style:style style:name="P3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italic" style:text-underline-style="none" fo:font-weight="bold" officeooo:paragraph-rsid="0037954a" fo:background-color="transparent" style:font-size-asian="14pt" style:font-style-asian="italic" style:font-weight-asian="bold" style:font-size-complex="14pt" style:font-style-complex="italic" style:font-weight-complex="bold" loext:padding="0in" loext:border="none"/>
    </style:style>
    <style:style style:name="P3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italic" style:text-underline-style="none" fo:font-weight="bold" officeooo:rsid="003b17f7" officeooo:paragraph-rsid="003be397" fo:background-color="transparent" style:font-size-asian="14pt" style:font-style-asian="italic" style:font-weight-asian="bold" style:font-size-complex="14pt" style:font-style-complex="italic" style:font-weight-complex="bold" loext:padding="0in" loext:border="none"/>
    </style:style>
    <style:style style:name="P3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a6099" style:font-name="Ubuntu Mono" fo:font-size="14pt" fo:letter-spacing="normal" fo:font-style="normal" fo:font-weight="normal" officeooo:rsid="00146677" officeooo:paragraph-rsid="001e4e3b" fo:background-color="transparent" style:font-size-asian="14pt" style:font-size-complex="14pt" loext:padding="0in" loext:border="none"/>
    </style:style>
    <style:style style:name="P33"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a6099" style:font-name="Ubuntu Mono" fo:font-size="14pt" fo:letter-spacing="normal" fo:font-style="normal" fo:font-weight="normal" officeooo:rsid="00146677" officeooo:paragraph-rsid="001fa2b2" fo:background-color="transparent" style:font-size-asian="14pt" style:font-size-complex="14pt" loext:padding="0in" loext:border="none"/>
    </style:style>
    <style:style style:name="P34"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a6099" style:font-name="Ubuntu Mono" fo:font-size="14pt" fo:letter-spacing="normal" fo:font-style="normal" fo:font-weight="normal" officeooo:rsid="00146677" officeooo:paragraph-rsid="002236d3" fo:background-color="transparent" style:font-size-asian="14pt" style:font-size-complex="14pt" loext:padding="0in" loext:border="none"/>
    </style:style>
    <style:style style:name="P35"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a6099" style:font-name="Ubuntu Mono" fo:font-size="14pt" fo:letter-spacing="normal" fo:font-style="normal" fo:font-weight="normal" officeooo:rsid="00146677" officeooo:paragraph-rsid="00146677" fo:background-color="transparent" style:font-size-asian="14pt" style:font-size-complex="14pt" loext:padding="0in" loext:border="none"/>
    </style:style>
    <style:style style:name="P36"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a6099" style:font-name="Ubuntu Mono" fo:font-size="14pt" fo:letter-spacing="normal" fo:font-style="normal" fo:font-weight="normal" officeooo:rsid="00146677" officeooo:paragraph-rsid="001fa2b2" fo:background-color="#ffffff" style:font-size-asian="14pt" style:font-size-complex="14pt" loext:padding="0in" loext:border="none"/>
    </style:style>
    <style:style style:name="P3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a6099" style:font-name="Ubuntu Mono" fo:font-size="14pt" fo:letter-spacing="normal" fo:font-style="normal" fo:font-weight="normal" officeooo:rsid="002236d3" officeooo:paragraph-rsid="002236d3" fo:background-color="#ffffff" style:font-size-asian="14pt" style:font-size-complex="14pt" loext:padding="0in" loext:border="none"/>
    </style:style>
    <style:style style:name="P3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a6099" style:font-name="Ubuntu Mono" fo:font-size="14pt" fo:letter-spacing="normal" fo:font-style="normal" style:text-underline-style="none" fo:font-weight="normal" officeooo:rsid="00146677" officeooo:paragraph-rsid="00146677" fo:background-color="#dee6ef" style:font-size-asian="14pt" style:font-size-complex="14pt" loext:padding="0in" loext:border="none"/>
    </style:style>
    <style:style style:name="P3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a6099" style:font-name="Ubuntu Mono" fo:font-size="14pt" fo:letter-spacing="normal" fo:font-style="normal" style:text-underline-style="none" fo:font-weight="normal" officeooo:paragraph-rsid="0026cfc9" fo:background-color="transparent" style:font-size-asian="14pt" style:font-style-asian="italic" style:font-weight-asian="bold" style:font-size-complex="14pt" style:font-style-complex="italic" style:font-weight-complex="bold" loext:padding="0in" loext:border="none"/>
    </style:style>
    <style:style style:name="P4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a6099" style:font-name="Ubuntu Mono" fo:font-size="14pt" fo:letter-spacing="normal" fo:font-style="normal" style:text-underline-style="none" fo:font-weight="normal" officeooo:paragraph-rsid="003087e4" fo:background-color="transparent" style:font-size-asian="14pt" style:font-style-asian="italic" style:font-weight-asian="bold" style:font-size-complex="14pt" style:font-style-complex="italic" style:font-weight-complex="bold" loext:padding="0in" loext:border="none"/>
    </style:style>
    <style:style style:name="P4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a6099" style:font-name="Ubuntu Mono" fo:font-size="14pt" fo:letter-spacing="normal" fo:font-style="normal" style:text-underline-style="none" fo:font-weight="normal" officeooo:paragraph-rsid="003478bb" fo:background-color="transparent" style:font-size-asian="14pt" style:font-style-asian="italic" style:font-weight-asian="bold" style:font-size-complex="14pt" style:font-style-complex="italic" style:font-weight-complex="bold" loext:padding="0in" loext:border="none"/>
    </style:style>
    <style:style style:name="P4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a6099" style:font-name="Ubuntu Mono" fo:font-size="14pt" fo:letter-spacing="normal" fo:font-style="normal" style:text-underline-style="none" fo:font-weight="normal" officeooo:paragraph-rsid="00363b27" fo:background-color="transparent" style:font-size-asian="14pt" style:font-style-asian="italic" style:font-weight-asian="bold" style:font-size-complex="14pt" style:font-style-complex="italic" style:font-weight-complex="bold" loext:padding="0in" loext:border="none"/>
    </style:style>
    <style:style style:name="P43"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a6099" style:font-name="Ubuntu Mono" fo:font-size="14pt" fo:letter-spacing="normal" fo:font-style="normal" style:text-underline-style="none" fo:font-weight="normal" officeooo:paragraph-rsid="0037954a" fo:background-color="transparent" style:font-size-asian="14pt" style:font-style-asian="italic" style:font-weight-asian="bold" style:font-size-complex="14pt" style:font-style-complex="italic" style:font-weight-complex="bold" loext:padding="0in" loext:border="none"/>
    </style:style>
    <style:style style:name="P4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a6099" style:font-name="Ubuntu Mono" fo:font-size="14pt" fo:letter-spacing="normal" fo:font-style="normal" style:text-underline-style="none" fo:font-weight="normal" officeooo:paragraph-rsid="003087e4" fo:background-color="transparent" style:font-size-asian="14pt" style:font-style-asian="italic" style:font-weight-asian="bold" style:font-size-complex="14pt" style:font-style-complex="italic" style:font-weight-complex="bold" loext:padding="0in" loext:border="none"/>
    </style:style>
    <style:style style:name="P4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a6099" style:font-name="Ubuntu Mono" fo:font-size="14pt" fo:letter-spacing="normal" fo:font-style="normal" style:text-underline-style="none" fo:font-weight="normal" officeooo:paragraph-rsid="00363b27" fo:background-color="transparent" style:font-size-asian="14pt" style:font-style-asian="italic" style:font-weight-asian="bold" style:font-size-complex="14pt" style:font-style-complex="italic" style:font-weight-complex="bold" loext:padding="0in" loext:border="none"/>
    </style:style>
    <style:style style:name="P4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a6099" style:font-name="Ubuntu Mono" fo:font-size="14pt" fo:letter-spacing="normal" fo:font-style="normal" style:text-underline-style="none" fo:font-weight="normal" officeooo:paragraph-rsid="0037954a" fo:background-color="transparent" style:font-size-asian="14pt" style:font-style-asian="italic" style:font-weight-asian="bold" style:font-size-complex="14pt" style:font-style-complex="italic" style:font-weight-complex="bold" loext:padding="0in" loext:border="none"/>
    </style:style>
    <style:style style:name="P4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a6099" style:font-name="Ubuntu Mono" fo:font-size="14pt" fo:letter-spacing="normal" fo:font-style="italic" style:text-underline-style="none" fo:font-weight="normal" officeooo:paragraph-rsid="003478bb" fo:background-color="transparent" style:font-size-asian="14pt" style:font-style-asian="italic" style:font-weight-asian="bold" style:font-size-complex="14pt" style:font-style-complex="italic" style:font-weight-complex="bold" loext:padding="0in" loext:border="none"/>
    </style:style>
    <style:style style:name="P48"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Ubuntu Mono" fo:font-size="14pt" fo:letter-spacing="normal" officeooo:paragraph-rsid="001231f4" fo:background-color="#ffffff" style:font-size-asian="14pt" style:font-size-complex="14pt" loext:padding="0in" loext:border="none"/>
    </style:style>
    <style:style style:name="P49"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Ubuntu Mono" fo:font-size="14pt" fo:letter-spacing="normal" fo:font-style="normal" fo:font-weight="bold" officeooo:rsid="001231f4" officeooo:paragraph-rsid="001231f4" fo:background-color="#ffffff" style:font-size-asian="14pt" style:font-weight-asian="bold" style:font-size-complex="14pt" style:font-weight-complex="bold" loext:padding="0in" loext:border="none"/>
    </style:style>
    <style:style style:name="P50"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Ubuntu Mono" fo:font-size="14pt" fo:letter-spacing="normal" fo:font-style="normal" fo:font-weight="bold" officeooo:rsid="001382e9" officeooo:paragraph-rsid="001382e9" fo:background-color="#ffffff" style:font-size-asian="14pt" style:font-weight-asian="bold" style:font-size-complex="14pt" style:font-weight-complex="bold" loext:padding="0in" loext:border="none"/>
    </style:style>
    <style:style style:name="P51"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Ubuntu Mono" fo:font-size="14pt" fo:letter-spacing="normal" fo:font-style="normal" fo:font-weight="bold" officeooo:rsid="00146677" officeooo:paragraph-rsid="00146677" fo:background-color="#ffffff" style:font-size-asian="14pt" style:font-weight-asian="bold" style:font-size-complex="14pt" style:font-weight-complex="bold" loext:padding="0in" loext:border="none"/>
    </style:style>
    <style:style style:name="P52"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Ubuntu Mono" fo:font-size="14pt" fo:letter-spacing="normal" fo:font-style="normal" fo:font-weight="bold" officeooo:rsid="00146677" officeooo:paragraph-rsid="001bd0b5" fo:background-color="#ffffff" style:font-size-asian="14pt" style:font-weight-asian="bold" style:font-size-complex="14pt" style:font-weight-complex="bold" loext:padding="0in" loext:border="none"/>
    </style:style>
    <style:style style:name="P53"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Ubuntu Mono" fo:font-size="14pt" fo:letter-spacing="normal" fo:font-style="normal" fo:font-weight="bold" officeooo:rsid="0018bdfa" officeooo:paragraph-rsid="0018bdfa" fo:background-color="#ffffff" style:font-size-asian="14pt" style:font-weight-asian="bold" style:font-size-complex="14pt" style:font-weight-complex="bold" loext:padding="0in" loext:border="none"/>
    </style:style>
    <style:style style:name="P54"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Ubuntu Mono" fo:font-size="14pt" fo:letter-spacing="normal" fo:font-style="normal" fo:font-weight="normal" officeooo:rsid="001231f4" officeooo:paragraph-rsid="001231f4" fo:background-color="#ffffff" style:font-size-asian="14pt" style:font-size-complex="14pt" loext:padding="0in" loext:border="none"/>
    </style:style>
    <style:style style:name="P55"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Ubuntu Mono" fo:font-size="14pt" fo:letter-spacing="normal" fo:font-style="normal" fo:font-weight="normal" officeooo:paragraph-rsid="001231f4" fo:background-color="#ffffff" style:font-size-asian="14pt" style:font-size-complex="14pt" loext:padding="0in" loext:border="none"/>
    </style:style>
    <style:style style:name="P56"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Ubuntu Mono" fo:font-size="14pt" fo:letter-spacing="normal" fo:font-style="normal" fo:font-weight="normal" officeooo:paragraph-rsid="001382e9" fo:background-color="#ffffff" style:font-size-asian="14pt" style:font-size-complex="14pt" loext:padding="0in" loext:border="none"/>
    </style:style>
    <style:style style:name="P57"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Ubuntu Mono" fo:font-size="14pt" fo:letter-spacing="normal" fo:font-style="normal" fo:font-weight="normal" officeooo:rsid="00146677" officeooo:paragraph-rsid="00146677" fo:background-color="#ffffff" style:font-size-asian="14pt" style:font-size-complex="14pt" loext:padding="0in" loext:border="none"/>
    </style:style>
    <style:style style:name="P58"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Ubuntu Mono" fo:font-size="14pt" fo:letter-spacing="normal" fo:font-style="normal" fo:font-weight="normal" officeooo:rsid="00146677" officeooo:paragraph-rsid="001bd0b5" fo:background-color="#ffffff" style:font-size-asian="14pt" style:font-size-complex="14pt" loext:padding="0in" loext:border="none"/>
    </style:style>
    <style:style style:name="P59"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Ubuntu Mono" fo:font-size="14pt" fo:letter-spacing="normal" fo:font-style="normal" fo:font-weight="normal" officeooo:rsid="00146677" officeooo:paragraph-rsid="001e4e3b" fo:background-color="#ffffff" style:font-size-asian="14pt" style:font-size-complex="14pt" loext:padding="0in" loext:border="none"/>
    </style:style>
    <style:style style:name="P60"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Ubuntu Mono" fo:font-size="14pt" fo:letter-spacing="normal" fo:font-style="normal" fo:font-weight="normal" officeooo:rsid="00146677" officeooo:paragraph-rsid="001f803b" fo:background-color="#ffffff" style:font-size-asian="14pt" style:font-size-complex="14pt" loext:padding="0in" loext:border="none"/>
    </style:style>
    <style:style style:name="P61"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Ubuntu Mono" fo:font-size="14pt" fo:letter-spacing="normal" fo:font-style="normal" fo:font-weight="normal" officeooo:rsid="00146677" officeooo:paragraph-rsid="001fa2b2" fo:background-color="#ffffff" style:font-size-asian="14pt" style:font-size-complex="14pt" loext:padding="0in" loext:border="none"/>
    </style:style>
    <style:style style:name="P62"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Ubuntu Mono" fo:font-size="14pt" fo:letter-spacing="normal" fo:font-style="normal" fo:font-weight="normal" officeooo:rsid="00146677" officeooo:paragraph-rsid="002236d3" fo:background-color="#ffffff" style:font-size-asian="14pt" style:font-size-complex="14pt" loext:padding="0in" loext:border="none"/>
    </style:style>
    <style:style style:name="P63"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Ubuntu Mono" fo:font-size="14pt" fo:letter-spacing="normal" fo:font-style="normal" fo:font-weight="normal" officeooo:rsid="00146677" officeooo:paragraph-rsid="0023055f" fo:background-color="#ffffff" style:font-size-asian="14pt" style:font-size-complex="14pt" loext:padding="0in" loext:border="none"/>
    </style:style>
    <style:style style:name="P64"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Ubuntu Mono" fo:font-size="14pt" fo:letter-spacing="normal" fo:font-style="normal" fo:font-weight="normal" officeooo:rsid="00146677" officeooo:paragraph-rsid="0024a366" fo:background-color="#ffffff" style:font-size-asian="14pt" style:font-size-complex="14pt" loext:padding="0in" loext:border="none"/>
    </style:style>
    <style:style style:name="P65"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Ubuntu Mono" fo:font-size="14pt" fo:letter-spacing="normal" fo:font-style="normal" style:text-underline-style="none" fo:font-weight="normal" officeooo:paragraph-rsid="001382e9" fo:background-color="#ffffff" style:font-size-asian="14pt" style:font-size-complex="14pt" loext:padding="0in" loext:border="none"/>
    </style:style>
    <style:style style:name="P66"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Ubuntu Mono" fo:font-size="14pt" fo:letter-spacing="normal" fo:font-style="normal" style:text-underline-style="none" fo:font-weight="normal" officeooo:paragraph-rsid="001231f4" fo:background-color="#ffffff" style:font-size-asian="14pt" style:font-size-complex="14pt" loext:padding="0in" loext:border="none"/>
    </style:style>
    <style:style style:name="P6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55308d" style:font-name="Ubuntu Mono" fo:font-size="14pt" fo:letter-spacing="normal" fo:font-style="normal" fo:font-weight="normal" officeooo:rsid="00146677" officeooo:paragraph-rsid="001e4e3b" fo:background-color="transparent" style:font-size-asian="14pt" style:font-size-complex="14pt" loext:padding="0in" loext:border="none"/>
    </style:style>
    <style:style style:name="P6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55308d" style:font-name="Ubuntu Mono" fo:font-size="14pt" fo:letter-spacing="normal" fo:font-style="normal" fo:font-weight="normal" officeooo:rsid="00146677" officeooo:paragraph-rsid="002236d3" fo:background-color="#ffffff" style:font-size-asian="14pt" style:font-size-complex="14pt" loext:padding="0in" loext:border="none"/>
    </style:style>
    <style:style style:name="P69" style:family="paragraph" style:parent-style-name="Standard">
      <style:paragraph-properties fo:margin-left="0in" fo:margin-right="0in" fo:text-align="justify" style:justify-single-word="false" fo:orphans="2" fo:widows="2" fo:text-indent="0in" style:auto-text-indent="false"/>
      <style:text-properties style:font-name="Ubuntu Mono" fo:font-size="14pt" officeooo:paragraph-rsid="001231f4" style:font-size-asian="14pt" style:font-size-complex="14pt"/>
    </style:style>
    <style:style style:name="P70" style:family="paragraph" style:parent-style-name="Standard">
      <style:paragraph-properties fo:margin-left="0in" fo:margin-right="0in" fo:text-align="justify" style:justify-single-word="false" fo:orphans="2" fo:widows="2" fo:text-indent="0in" style:auto-text-indent="false"/>
      <style:text-properties style:font-name="Ubuntu Mono" fo:font-size="14pt" officeooo:paragraph-rsid="001382e9" style:font-size-asian="14pt" style:font-size-complex="14pt"/>
    </style:style>
    <style:style style:name="P71" style:family="paragraph" style:parent-style-name="Standard">
      <style:paragraph-properties fo:margin-left="0in" fo:margin-right="0in" fo:text-align="justify" style:justify-single-word="false" fo:orphans="2" fo:widows="2" fo:text-indent="0in" style:auto-text-indent="false"/>
      <style:text-properties style:font-name="Ubuntu Mono" fo:font-size="14pt" officeooo:paragraph-rsid="003ce252" style:font-size-asian="14pt" style:font-size-complex="14pt"/>
    </style:style>
    <style:style style:name="P72" style:family="paragraph" style:parent-style-name="Standard">
      <style:paragraph-properties fo:margin-left="0in" fo:margin-right="0in" fo:text-align="justify" style:justify-single-word="false" fo:orphans="2" fo:widows="2" fo:text-indent="0in" style:auto-text-indent="false"/>
      <style:text-properties style:font-name="Ubuntu Mono" fo:font-size="14pt" officeooo:rsid="00146677" officeooo:paragraph-rsid="00146677" style:font-size-asian="14pt" style:font-size-complex="14pt"/>
    </style:style>
    <style:style style:name="P73" style:family="paragraph" style:parent-style-name="Standard">
      <style:paragraph-properties style:line-height-at-least="0.198in"/>
      <style:text-properties fo:color="#2a6099" style:font-name="Ubuntu Mono" fo:font-size="14pt" fo:font-weight="normal" fo:background-color="transparent" style:font-size-asian="14pt" style:font-size-complex="14pt"/>
    </style:style>
    <style:style style:name="P74" style:family="paragraph" style:parent-style-name="Standard">
      <style:text-properties style:font-name="Ubuntu Mono" fo:font-size="14pt" style:text-underline-style="none" officeooo:paragraph-rsid="002f9273" style:font-size-asian="14pt" style:font-size-complex="14pt"/>
    </style:style>
    <style:style style:name="P75"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style:font-name="Ubuntu Mono" fo:font-size="14pt" fo:letter-spacing="normal" fo:font-style="italic" style:text-underline-style="solid" style:text-underline-width="auto" style:text-underline-color="font-color" fo:font-weight="bold" officeooo:paragraph-rsid="003b17f7" fo:background-color="#ffffff" style:font-size-asian="14pt" style:font-style-asian="italic" style:font-weight-asian="bold" style:font-size-complex="14pt" style:font-style-complex="italic" style:font-weight-complex="bold" loext:padding="0in" loext:border="none"/>
    </style:style>
    <style:style style:name="P76"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style:font-name="Ubuntu Mono" fo:font-size="14pt" fo:letter-spacing="normal" fo:font-style="italic" style:text-underline-style="solid" style:text-underline-width="auto" style:text-underline-color="font-color" fo:font-weight="bold" officeooo:paragraph-rsid="003fa26a" fo:background-color="#ffffff" style:font-size-asian="14pt" style:font-style-asian="italic" style:font-weight-asian="bold" style:font-size-complex="14pt" style:font-style-complex="italic" style:font-weight-complex="bold" loext:padding="0in" loext:border="none"/>
    </style:style>
    <style:style style:name="P7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normal" style:text-underline-style="none" fo:font-weight="bold" officeooo:paragraph-rsid="0037954a" fo:background-color="#ffffff" style:font-size-asian="14pt" style:font-style-asian="italic" style:font-weight-asian="bold" style:font-size-complex="14pt" style:font-style-complex="italic" style:font-weight-complex="bold" loext:padding="0in" loext:border="none"/>
    </style:style>
    <style:style style:name="P7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normal" style:text-underline-style="none" fo:font-weight="bold" officeooo:rsid="003b17f7" officeooo:paragraph-rsid="003b17f7" fo:background-color="#ffffff" style:font-size-asian="14pt" style:font-style-asian="italic" style:font-weight-asian="bold" style:font-size-complex="14pt" style:font-style-complex="italic" style:font-weight-complex="bold" loext:padding="0in" loext:border="none"/>
    </style:style>
    <style:style style:name="P7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normal" style:text-underline-style="none" fo:font-weight="normal" officeooo:rsid="002b84cb" officeooo:paragraph-rsid="003be397" fo:background-color="#ffffff" style:font-size-asian="14pt" style:font-style-asian="italic" style:font-weight-asian="bold" style:font-size-complex="14pt" style:font-style-complex="italic" style:font-weight-complex="bold" loext:padding="0in" loext:border="none"/>
    </style:style>
    <style:style style:name="P8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Ubuntu Mono" fo:font-size="14pt" fo:letter-spacing="normal" fo:font-style="italic" style:text-underline-style="none" fo:font-weight="bold" officeooo:rsid="003b17f7" officeooo:paragraph-rsid="003fa26a" fo:background-color="transparent" style:font-size-asian="14pt" style:font-style-asian="italic" style:font-weight-asian="bold" style:font-size-complex="14pt" style:font-style-complex="italic" style:font-weight-complex="bold" loext:padding="0in" loext:border="none"/>
    </style:style>
    <style:style style:name="P81"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Ubuntu Mono" fo:font-size="14pt" fo:letter-spacing="normal" fo:font-style="normal" fo:font-weight="normal" officeooo:paragraph-rsid="003b17f7" fo:background-color="#ffffff" style:font-size-asian="14pt" style:font-size-complex="14pt" loext:padding="0in" loext:border="none"/>
    </style:style>
    <style:style style:name="P82"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Ubuntu Mono" fo:font-size="14pt" fo:letter-spacing="normal" fo:font-style="normal" fo:font-weight="normal" officeooo:paragraph-rsid="003ce252" fo:background-color="#ffffff" style:font-size-asian="14pt" style:font-size-complex="14pt" loext:padding="0in" loext:border="none"/>
    </style:style>
    <style:style style:name="P83"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font-name="Ubuntu Mono" fo:font-size="14pt" fo:letter-spacing="normal" fo:font-style="normal" style:text-underline-style="none" fo:font-weight="normal" officeooo:paragraph-rsid="003fa26a" fo:background-color="#ffffff" style:font-size-asian="14pt" style:font-size-complex="14pt" loext:padding="0in" loext:border="none"/>
    </style:style>
    <style:style style:name="P84" style:family="paragraph" style:parent-style-name="Standard">
      <style:paragraph-properties fo:margin-left="0in" fo:margin-right="0in" fo:text-align="justify" style:justify-single-word="false" fo:orphans="2" fo:widows="2" fo:text-indent="0in" style:auto-text-indent="false"/>
      <style:text-properties style:font-name="Ubuntu Mono" fo:font-size="14pt" officeooo:paragraph-rsid="003fa26a" style:font-size-asian="14pt" style:font-size-complex="14pt"/>
    </style:style>
    <style:style style:name="P85" style:family="paragraph" style:parent-style-name="Standard">
      <style:paragraph-properties fo:margin-left="0in" fo:margin-right="0in" fo:text-align="justify" style:justify-single-word="false" fo:orphans="2" fo:widows="2" fo:text-indent="0in" style:auto-text-indent="false"/>
      <style:text-properties fo:color="#2a6099" style:font-name="Ubuntu Mono" fo:font-size="14pt" officeooo:paragraph-rsid="003fa26a" fo:background-color="transparent" style:font-size-asian="14pt" style:font-size-complex="14pt"/>
    </style:style>
    <style:style style:name="P86" style:family="paragraph" style:parent-style-name="Standard">
      <style:paragraph-properties fo:margin-left="0in" fo:margin-right="0in" fo:text-align="justify" style:justify-single-word="false" fo:orphans="2" fo:widows="2" fo:text-indent="0in" style:auto-text-indent="false"/>
      <style:text-properties fo:color="#2a6099" style:font-name="Ubuntu Mono" fo:font-size="14pt" fo:font-weight="normal" officeooo:paragraph-rsid="003fa26a" fo:background-color="transparent" style:font-size-asian="14pt" style:font-size-complex="14pt"/>
    </style:style>
    <style:style style:name="T1" style:family="text">
      <style:text-properties fo:font-variant="normal" fo:text-transform="none" fo:color="#000000" fo:letter-spacing="normal" fo:font-style="normal" fo:font-weight="normal" fo:background-color="#ffffff" loext:char-shading-value="0" loext:padding="0in" loext:border="none"/>
    </style:style>
    <style:style style:name="T2" style:family="text">
      <style:text-properties fo:font-variant="normal" fo:text-transform="none" fo:color="#000000" fo:letter-spacing="normal" fo:font-style="normal" fo:font-weight="normal" officeooo:rsid="0013830d" fo:background-color="#ffffff" loext:char-shading-value="0" loext:padding="0in" loext:border="none"/>
    </style:style>
    <style:style style:name="T3" style:family="text">
      <style:text-properties fo:font-variant="normal" fo:text-transform="none" fo:color="#000000" fo:letter-spacing="normal" fo:font-style="normal" fo:font-weight="bold" fo:background-color="#ffff00" loext:char-shading-value="0" style:font-weight-asian="bold" style:font-weight-complex="bold" loext:padding="0in" loext:border="none"/>
    </style:style>
    <style:style style:name="T4" style:family="text">
      <style:text-properties fo:font-variant="normal" fo:text-transform="none" fo:color="#000000" fo:letter-spacing="normal" fo:font-style="normal" fo:font-weight="bold" fo:background-color="#ffffff" loext:char-shading-value="0" style:font-weight-asian="bold" style:font-weight-complex="bold" loext:padding="0in" loext:border="none"/>
    </style:style>
    <style:style style:name="T5" style:family="text">
      <style:text-properties fo:font-variant="normal" fo:text-transform="none" fo:color="#000000" fo:letter-spacing="normal" fo:font-style="normal" fo:font-weight="bold" officeooo:rsid="003c66aa" fo:background-color="#ffffff" loext:char-shading-value="0" style:font-weight-asian="bold" style:font-weight-complex="bold" loext:padding="0in" loext:border="none"/>
    </style:style>
    <style:style style:name="T6" style:family="text">
      <style:text-properties fo:font-variant="normal" fo:text-transform="none" fo:color="#000000" fo:letter-spacing="normal" fo:font-style="normal" style:text-underline-style="none" fo:font-weight="bold" officeooo:rsid="003c66aa" fo:background-color="#ffffff" loext:char-shading-value="0" style:font-weight-asian="bold" style:font-weight-complex="bold" loext:padding="0in" loext:border="none"/>
    </style:style>
    <style:style style:name="T7" style:family="text">
      <style:text-properties fo:font-variant="normal" fo:text-transform="none" fo:color="#c9211e" fo:letter-spacing="normal" fo:font-style="normal" fo:font-weight="bold" fo:background-color="#ffffff" loext:char-shading-value="0" style:font-weight-asian="bold" style:font-weight-complex="bold" loext:padding="0in" loext:border="none"/>
    </style:style>
    <style:style style:name="T8" style:family="text">
      <style:text-properties fo:font-variant="normal" fo:text-transform="none" fo:color="#55308d" fo:letter-spacing="normal" fo:font-style="normal" fo:font-weight="bold" fo:background-color="#ffffff" loext:char-shading-value="0" style:font-weight-asian="bold" style:font-weight-complex="bold" loext:padding="0in" loext:border="none"/>
    </style:style>
    <style:style style:name="T9" style:family="text">
      <style:text-properties fo:font-variant="normal" fo:text-transform="none" fo:color="#00a933" fo:letter-spacing="normal" fo:font-style="normal" fo:font-weight="bold" fo:background-color="#ffffff" loext:char-shading-value="0" style:font-weight-asian="bold" style:font-weight-complex="bold" loext:padding="0in" loext:border="none"/>
    </style:style>
    <style:style style:name="T10" style:family="text">
      <style:text-properties fo:font-variant="normal" fo:text-transform="none" fo:color="#00a933" fo:letter-spacing="normal" fo:font-style="normal" fo:font-weight="normal" fo:background-color="#ffffff" loext:char-shading-value="0" loext:padding="0in" loext:border="none"/>
    </style:style>
    <style:style style:name="T11" style:family="text">
      <style:text-properties fo:font-variant="normal" fo:text-transform="none" fo:color="#ff0000" fo:letter-spacing="normal" fo:font-style="normal" fo:font-weight="bold" fo:background-color="#ffffff" loext:char-shading-value="0" style:font-weight-asian="bold" style:font-weight-complex="bold" loext:padding="0in" loext:border="none"/>
    </style:style>
    <style:style style:name="T12" style:family="text">
      <style:text-properties fo:font-variant="normal" fo:text-transform="none" fo:letter-spacing="normal" fo:font-style="normal" fo:font-weight="normal" fo:background-color="#ffffff" loext:char-shading-value="0" loext:padding="0in" loext:border="none"/>
    </style:style>
    <style:style style:name="T13" style:family="text">
      <style:text-properties fo:font-variant="normal" fo:text-transform="none" fo:letter-spacing="normal" fo:font-style="normal" fo:font-weight="normal" officeooo:rsid="001231f4" fo:background-color="#ffffff" loext:char-shading-value="0" loext:padding="0in" loext:border="none"/>
    </style:style>
    <style:style style:name="T14" style:family="text">
      <style:text-properties fo:font-variant="normal" fo:text-transform="none" fo:letter-spacing="normal" fo:font-style="normal" fo:font-weight="normal" officeooo:rsid="001382e9" fo:background-color="#ffffff" loext:char-shading-value="0" loext:padding="0in" loext:border="none"/>
    </style:style>
    <style:style style:name="T15" style:family="text">
      <style:text-properties fo:font-variant="normal" fo:text-transform="none" fo:letter-spacing="normal" fo:font-style="normal" fo:font-weight="normal" officeooo:rsid="0013830d" fo:background-color="#ffffff" loext:char-shading-value="0" loext:padding="0in" loext:border="none"/>
    </style:style>
    <style:style style:name="T16" style:family="text">
      <style:text-properties fo:font-variant="normal" fo:text-transform="none" fo:letter-spacing="normal" fo:font-style="normal" fo:font-weight="normal" officeooo:rsid="003ce252" fo:background-color="#ffffff" loext:char-shading-value="0" loext:padding="0in" loext:border="none"/>
    </style:style>
    <style:style style:name="T17" style:family="text">
      <style:text-properties fo:font-variant="normal" fo:text-transform="none" fo:letter-spacing="normal" fo:font-style="normal" fo:font-weight="normal" officeooo:rsid="003fa26a" fo:background-color="#ffffff" loext:char-shading-value="0" loext:padding="0in" loext:border="none"/>
    </style:style>
    <style:style style:name="T18" style:family="text">
      <style:text-properties fo:font-variant="normal" fo:text-transform="none" fo:letter-spacing="normal" fo:font-style="normal" fo:font-weight="normal" officeooo:rsid="0040573f" fo:background-color="#ffffff" loext:char-shading-value="0" loext:padding="0in" loext:border="none"/>
    </style:style>
    <style:style style:name="T19" style:family="text">
      <style:text-properties fo:font-variant="normal" fo:text-transform="none" fo:letter-spacing="normal" fo:font-style="normal" fo:font-weight="normal" loext:padding="0in" loext:border="none"/>
    </style:style>
    <style:style style:name="T20" style:family="text">
      <style:text-properties fo:font-variant="normal" fo:text-transform="none" fo:letter-spacing="normal" fo:font-style="normal" fo:font-weight="bold" fo:background-color="#ffffff" loext:char-shading-value="0" style:font-weight-asian="bold" style:font-weight-complex="bold" loext:padding="0in" loext:border="none"/>
    </style:style>
    <style:style style:name="T21" style:family="text">
      <style:text-properties fo:font-variant="normal" fo:text-transform="none" fo:letter-spacing="normal" fo:font-style="normal" fo:font-weight="bold" officeooo:rsid="003ce252" fo:background-color="#ffffff" loext:char-shading-value="0" style:font-weight-asian="bold" style:font-weight-complex="bold" loext:padding="0in" loext:border="none"/>
    </style:style>
    <style:style style:name="T22" style:family="text">
      <style:text-properties fo:font-variant="normal" fo:text-transform="none" fo:letter-spacing="normal" fo:font-style="normal" fo:font-weight="bold" fo:background-color="#ffff00" loext:char-shading-value="0" style:font-weight-asian="bold" style:font-weight-complex="bold" loext:padding="0in" loext:border="none"/>
    </style:style>
    <style:style style:name="T23" style:family="text">
      <style:text-properties fo:font-variant="normal" fo:text-transform="none" fo:letter-spacing="normal" fo:font-style="normal" style:text-underline-style="none" fo:font-weight="normal" officeooo:rsid="003b17f7" fo:background-color="#ffffff" loext:char-shading-value="0" loext:padding="0in" loext:border="none"/>
    </style:style>
    <style:style style:name="T24" style:family="text">
      <style:text-properties fo:font-variant="normal" fo:text-transform="none" fo:letter-spacing="normal" fo:font-style="normal" fo:background-color="#ffffff" loext:char-shading-value="0" loext:padding="0in" loext:border="none"/>
    </style:style>
    <style:style style:name="T25" style:family="text">
      <style:text-properties fo:font-variant="normal" fo:text-transform="none" fo:letter-spacing="normal" fo:font-style="normal" loext:padding="0in" loext:border="none"/>
    </style:style>
    <style:style style:name="T26" style:family="text">
      <style:text-properties fo:font-variant="normal" fo:text-transform="none" fo:color="#7fdbca" fo:letter-spacing="normal" fo:font-style="normal" fo:background-color="#ffffff" loext:char-shading-value="0" loext:padding="0in" loext:border="none"/>
    </style:style>
    <style:style style:name="T27" style:family="text">
      <style:text-properties fo:font-variant="normal" fo:text-transform="none" fo:color="#c792ea" fo:letter-spacing="normal" fo:font-style="normal" fo:background-color="#ffffff" loext:char-shading-value="0" loext:padding="0in" loext:border="none"/>
    </style:style>
    <style:style style:name="T28" style:family="text">
      <style:text-properties fo:font-weight="bold" style:font-weight-asian="bold" style:font-weight-complex="bold"/>
    </style:style>
    <style:style style:name="T29" style:family="text">
      <style:text-properties fo:font-weight="bold" fo:background-color="#dee6ef" loext:char-shading-value="0" style:font-weight-asian="bold" style:font-weight-complex="bold"/>
    </style:style>
    <style:style style:name="T30" style:family="text">
      <style:text-properties fo:color="#000000"/>
    </style:style>
    <style:style style:name="T31" style:family="text">
      <style:text-properties fo:color="#000000" officeooo:rsid="002b84cb"/>
    </style:style>
    <style:style style:name="T32" style:family="text">
      <style:text-properties fo:color="#000000" officeooo:rsid="003b17f7"/>
    </style:style>
    <style:style style:name="T33" style:family="text">
      <style:text-properties fo:color="#000000" officeooo:rsid="003fa26a"/>
    </style:style>
    <style:style style:name="T34" style:family="text">
      <style:text-properties fo:color="#c9211e" fo:font-weight="bold" style:font-weight-asian="bold" style:font-weight-complex="bold"/>
    </style:style>
    <style:style style:name="T35" style:family="text">
      <style:text-properties fo:color="#c9211e" fo:font-style="normal" fo:background-color="#ffffff" loext:char-shading-value="0"/>
    </style:style>
    <style:style style:name="T36" style:family="text">
      <style:text-properties officeooo:rsid="001fa2b2"/>
    </style:style>
    <style:style style:name="T37" style:family="text">
      <style:text-properties fo:font-style="normal"/>
    </style:style>
    <style:style style:name="T38" style:family="text">
      <style:text-properties fo:font-style="normal" fo:font-weight="normal" fo:background-color="#ffffff" loext:char-shading-value="0"/>
    </style:style>
    <style:style style:name="T39" style:family="text">
      <style:text-properties fo:font-style="normal" fo:font-weight="normal" officeooo:rsid="002b84cb" fo:background-color="#ffffff" loext:char-shading-value="0"/>
    </style:style>
    <style:style style:name="T40" style:family="text">
      <style:text-properties fo:font-style="normal" fo:background-color="#ffffff" loext:char-shading-value="0"/>
    </style:style>
    <style:style style:name="T41" style:family="text">
      <style:text-properties fo:font-style="normal" officeooo:rsid="00261de2" fo:background-color="#ffffff" loext:char-shading-value="0"/>
    </style:style>
    <style:style style:name="T42" style:family="text">
      <style:text-properties fo:font-style="normal" officeooo:rsid="0026cfc9" fo:background-color="#ffffff" loext:char-shading-value="0"/>
    </style:style>
    <style:style style:name="T43" style:family="text">
      <style:text-properties fo:font-style="normal" officeooo:rsid="002b84cb" fo:background-color="#ffffff" loext:char-shading-value="0"/>
    </style:style>
    <style:style style:name="T44" style:family="text">
      <style:text-properties fo:font-style="normal" fo:background-color="#ffff00" loext:char-shading-value="0"/>
    </style:style>
    <style:style style:name="T45" style:family="text">
      <style:text-properties fo:font-style="normal" officeooo:rsid="002b84cb" fo:background-color="#ffff00" loext:char-shading-value="0"/>
    </style:style>
    <style:style style:name="T46" style:family="text">
      <style:text-properties fo:font-style="normal" officeooo:rsid="00363b27"/>
    </style:style>
    <style:style style:name="T47" style:family="text">
      <style:text-properties officeooo:rsid="0023055f"/>
    </style:style>
    <style:style style:name="T48" style:family="text">
      <style:text-properties fo:color="#2a6099" fo:font-weight="bold" fo:background-color="transparent" loext:char-shading-value="0" style:font-weight-asian="bold" style:font-weight-complex="bold"/>
    </style:style>
    <style:style style:name="T49" style:family="text">
      <style:text-properties fo:color="#2a6099" fo:font-style="normal" fo:background-color="#ffffff" loext:char-shading-value="0"/>
    </style:style>
    <style:style style:name="T50" style:family="text">
      <style:text-properties fo:color="#2a6099" fo:font-style="normal" fo:font-weight="normal"/>
    </style:style>
    <style:style style:name="T51" style:family="text">
      <style:text-properties fo:color="#2a6099" fo:font-style="normal" officeooo:rsid="002b84cb" fo:background-color="#e6e905" loext:char-shading-value="0"/>
    </style:style>
    <style:style style:name="T52" style:family="text">
      <style:text-properties fo:color="#2a6099" fo:font-style="normal" officeooo:rsid="002b84cb" fo:background-color="#ffff6d" loext:char-shading-value="0"/>
    </style:style>
    <style:style style:name="T53" style:family="text">
      <style:text-properties fo:color="#bf0041" fo:font-style="normal"/>
    </style:style>
    <style:style style:name="T54" style:family="text">
      <style:text-properties fo:color="#bf0041" fo:font-style="normal" fo:background-color="#ffffff" loext:char-shading-value="0"/>
    </style:style>
    <style:style style:name="T55" style:family="text">
      <style:text-properties officeooo:rsid="002b84cb"/>
    </style:style>
    <style:style style:name="T56" style:family="text">
      <style:text-properties fo:color="#158466" fo:font-style="normal" fo:background-color="#ffffff" loext:char-shading-value="0"/>
    </style:style>
    <style:style style:name="T57" style:family="text">
      <style:text-properties fo:color="#00a933" fo:font-style="normal" fo:background-color="#ffffff" loext:char-shading-value="0"/>
    </style:style>
    <style:style style:name="T58" style:family="text">
      <style:text-properties officeooo:rsid="0039c470"/>
    </style:style>
    <style:style style:name="T59" style:family="text">
      <style:text-properties fo:background-color="#ffffff" loext:char-shading-value="0"/>
    </style:style>
    <style:style style:name="T60" style:family="text">
      <style:text-properties officeooo:rsid="002b84cb" fo:background-color="#ffffff" loext:char-shading-value="0"/>
    </style:style>
    <style:style style:name="T61" style:family="text">
      <style:text-properties officeooo:rsid="003af2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ember1014"/> </text:p>
      <text:h text:style-name="P1" text:outline-level="1">Learning Redux Toolkit</text:h>
      <text:p text:style-name="P49">Introduction</text:p>
      <text:p text:style-name="P54"/>
      <text:p text:style-name="P69"><text:span text:style-name="T12">If you've used React, </text:span><text:bookmark text:name="ember1015"/><text:span text:style-name="T12">to build a web application, </text:span><text:bookmark text:name="ember1016"/><text:span text:style-name="T1">chances are you've had significant challenges, </text:span><text:bookmark text:name="ember1017"/><text:span text:style-name="T12">with state management. </text:span><text:bookmark text:name="ember1018"/><text:span text:style-name="T12">For too long we relied on typical Redux, </text:span><text:bookmark text:name="ember1019"/><text:span text:style-name="T12">for state management but because of its complexity, </text:span><text:bookmark text:name="ember1020"/><text:span text:style-name="T12">and the excessive amount of code it takes to get it working, </text:span><text:bookmark text:name="ember1021"/><text:span text:style-name="T12">we eventually turned to other solutions, </text:span><text:bookmark text:name="ember1022"/><text:span text:style-name="T12">like the </text:span><text:span text:style-name="T20">React Context API</text:span><text:span text:style-name="T12">. </text:span><text:bookmark text:name="ember1023"/><text:span text:style-name="T12">What have I told you? </text:span><text:bookmark text:name="ember1024"/><text:span text:style-name="T12">That a new tool named </text:span><text:span text:style-name="T20">Redux Toolkit</text:span><text:span text:style-name="T12">, </text:span><text:bookmark text:name="ember1025"/><text:span text:style-name="T12">exist to make the Redux state management process, </text:span><text:bookmark text:name="ember1026"/><text:span text:style-name="T12">as simple as possible. </text:span><text:bookmark text:name="ember1027"/><text:span text:style-name="T12">It's easy to set up and use, </text:span><text:bookmark text:name="ember1028"/><text:span text:style-name="T12">while remaining as efficient as the popular Redux library. </text:span><text:bookmark text:name="ember1029"/><text:span text:style-name="T12">In this course, you learn about creating Redux stores, </text:span><text:bookmark text:name="ember1030"/><text:span text:style-name="T12">reducers, actions, slices, </text:span><text:bookmark text:name="ember1031"/><text:span text:style-name="T12">and making API requests by building a shopping app.</text:span></text:p>
      <text:p text:style-name="P55"/>
      <text:p text:style-name="P69"><text:span text:style-name="T13">W</text:span><text:span text:style-name="T12">e will build a shopping app </text:span><text:bookmark text:name="ember1097"/><text:span text:style-name="T12">and we'll use it to learn Redux Tool Kits. </text:span><text:bookmark text:name="ember1098"/><text:span text:style-name="T12">We'll look at </text:span><text:span text:style-name="T20">how to use Redux Tool Kit to share data </text:span><text:bookmark text:name="ember1099"/><text:span text:style-name="T20">between our home and cart components.</text:span><text:span text:style-name="T12"> </text:span><text:bookmark text:name="ember1100"/><text:span text:style-name="T12">The actions on the homepage, </text:span><text:bookmark text:name="ember1101"/><text:span text:style-name="T12">like remove from carts, </text:span><text:bookmark text:name="ember1102"/><text:span text:style-name="T12">are the same actions we have on the cart page. </text:span><text:bookmark text:name="ember1103"/><text:span text:style-name="T12">So whenever we click the remove item button, </text:span><text:bookmark text:name="ember1104"/><text:span text:style-name="T12">the item gets removed from the carts. </text:span><text:bookmark text:name="ember1105"/><text:span text:style-name="T12">We return to our homepage, </text:span><text:bookmark text:name="ember1106"/><text:span text:style-name="T12">click the remove from cart button, </text:span><text:bookmark text:name="ember1107"/><text:span text:style-name="T12">and the same thing happens. </text:span><text:bookmark text:name="ember1108"/><text:span text:style-name="T20">As you can see, we're able to share data </text:span><text:bookmark text:name="ember1109"/><text:span text:style-name="T20">between our home nav bar </text:span><text:bookmark text:name="ember1110"/><text:span text:style-name="T20">and carts components, </text:span><text:bookmark text:name="ember1111"/><text:span text:style-name="T20">without the need for props. </text:span><text:bookmark text:name="ember1112"/><text:span text:style-name="T12">And this is why I like to use Redux Tool Kit </text:span><text:bookmark text:name="ember1113"/><text:span text:style-name="T12">for state managements in my React applications.</text:span></text:p>
      <text:p text:style-name="P55"/>
      <text:p text:style-name="P69"><text:bookmark text:name="ember1189"/><text:span text:style-name="T1">Redux Toolkit is the official </text:span><text:bookmark text:name="ember1190"/><text:span text:style-name="T12">and opinionated to set for efficient Redux development. </text:span><text:bookmark text:name="ember1191"/><text:span text:style-name="T12">It comes out of the box with everything you need </text:span><text:bookmark text:name="ember1192"/><text:span text:style-name="T12">for state management in React apps. </text:span><text:bookmark text:name="ember1193"/><text:span text:style-name="T12">What's Redux? </text:span><text:bookmark text:name="ember1194"/><text:span text:style-name="T20">Redux is an open source JavaScript library </text:span><text:bookmark text:name="ember1195"/><text:span text:style-name="T20">for managing and centralizing your application state.</text:span><text:span text:style-name="T12"> </text:span><text:bookmark text:name="ember1196"/><text:span text:style-name="T12">You'll often see React developers use Redux </text:span><text:bookmark text:name="ember1197"/><text:span text:style-name="T12">as their </text:span><text:span text:style-name="T20">go-to state management tool</text:span><text:span text:style-name="T12">. </text:span><text:bookmark text:name="ember1198"/><text:span text:style-name="T20">Redux Toolkit, is intended to be the standard way </text:span><text:bookmark text:name="ember1199"/><text:span text:style-name="T20">to write Redux logic.</text:span><text:span text:style-name="T12"> </text:span><text:bookmark text:name="ember1200"/><text:span text:style-name="T12">Three common concerns about Redux, </text:span><text:bookmark text:name="ember1201"/><text:span text:style-name="T12">that Redux Toolkit was created to help address </text:span><text:bookmark text:name="ember1202"/><text:span text:style-name="T12">are the complications involved </text:span><text:bookmark text:name="ember1203"/><text:span text:style-name="T12">in configuring a Redux Store. </text:span><text:bookmark text:name="ember1204"/><text:span text:style-name="T12">The needs to add a lot of packages </text:span><text:bookmark text:name="ember1205"/><text:span text:style-name="T12">to get Redux to do anything useful. </text:span><text:bookmark text:name="ember1206"/><text:span text:style-name="T12">Redux requires too much boilerplate code. </text:span><text:bookmark text:name="ember1207"/><text:span text:style-name="T12">For a long time, we used just Redux for state management. </text:span><text:bookmark text:name="ember1208"/><text:span text:style-name="T12">Even with all of these issues and complications. </text:span><text:bookmark text:name="ember1209"/><text:span text:style-name="T12">This is because Redux is still great tool </text:span><text:bookmark text:name="ember1210"/><text:span text:style-name="T12">even though the core library is bare, it's extensible. </text:span><text:bookmark text:name="ember1211"/><text:span text:style-name="T12">And when used together with some other tools, </text:span><text:bookmark text:name="ember1212"/><text:span text:style-name="T12">it does great job. </text:span><text:bookmark text:name="ember1213"/><text:span text:style-name="T12">The Redux Core Library is deliberately flexible, </text:span><text:bookmark text:name="ember1214"/><text:span text:style-name="T12">but many times this flexibility does more harm than good </text:span><text:bookmark text:name="ember1215"/><text:span text:style-name="T12">as it introduces necessary complications to a code base </text:span><text:bookmark text:name="ember1216"/><text:span text:style-name="T12">and takes up too much development time. </text:span><text:bookmark text:name="ember1217"/><text:span text:style-name="T12">This is where Redux Toolkit it comes in. </text:span><text:bookmark text:name="ember1218"/><text:span text:style-name="T20">With Redux Toolkit, we have out of the box </text:span><text:bookmark text:name="ember1219"/><text:span text:style-name="T20">all of the functionality that Redux would have, </text:span><text:bookmark text:name="ember1220"/><text:span text:style-name="T20">only when combined with additional libraries. </text:span><text:bookmark text:name="ember1221"/><text:span text:style-name="T12">If you want the </text:span><text:soft-page-break/><text:span text:style-name="T12">simplest possible way </text:span><text:bookmark text:name="ember1222"/><text:span text:style-name="T12">to handle state management in your React apps </text:span><text:bookmark text:name="ember1223"/><text:span text:style-name="T12">with some good default behavior out of the box. </text:span><text:bookmark text:name="ember1224"/><text:span text:style-name="T12">Or maybe you're writing some similar codes </text:span><text:bookmark text:name="ember1225"/><text:span text:style-name="T12">in a large application and would like to code down, </text:span><text:bookmark text:name="ember1226"/><text:span text:style-name="T12">on how much of that code you have to write by hand </text:span><text:bookmark text:name="ember1227"/><text:span text:style-name="T12">then Redux Toolkit is for you. </text:span><text:bookmark text:name="ember1228"/><text:span text:style-name="T20">Redux Toolkit makes it easier </text:span><text:bookmark text:name="ember1229"/><text:span text:style-name="T20">to write good Redux application </text:span><text:bookmark text:name="ember1230"/><text:span text:style-name="T20">and speeds up development by baking in </text:span><text:bookmark text:name="ember1231"/><text:span text:style-name="T20">the Redux recommended best practices</text:span><text:span text:style-name="T12">, </text:span><text:bookmark text:name="ember1232"/><text:span text:style-name="T12">providing good default behaviors, </text:span><text:bookmark text:name="ember1233"/><text:span text:style-name="T12">catching mistakes and allowing you to write simpler codes. </text:span><text:bookmark text:name="ember1234"/><text:span text:style-name="T12">Regardless of your skill level or experience </text:span><text:bookmark text:name="ember1235"/><text:span text:style-name="T12">you'll find Redux Toolkit a beneficial tool </text:span><text:bookmark text:name="ember1236"/><text:span text:style-name="T12">for your React application.</text:span></text:p>
      <text:p text:style-name="P55"/>
      <text:p text:style-name="P50">Understanding Redux</text:p>
      <text:p text:style-name="P55"/>
      <text:p text:style-name="P70"><text:bookmark text:name="ember1298"/><text:span text:style-name="T14">Fo</text:span><text:span text:style-name="T12">r Redux to work, </text:span><text:bookmark text:name="ember1299"/><text:span text:style-name="T1">it requires three main building parts, </text:span><text:bookmark text:name="ember1300"/><text:span text:style-name="T20">actions, reducers, and the store</text:span><text:span text:style-name="T12">. </text:span><text:bookmark text:name="ember1301"/><text:span text:style-name="T12">Let's start by understanding </text:span><text:span text:style-name="T22">actions</text:span><text:span text:style-name="T12">. </text:span><text:bookmark text:name="ember1302"/><text:span text:style-name="T12">In Redux, </text:span><text:span text:style-name="T20">actions are objects that are used </text:span><text:bookmark text:name="ember1303"/><text:span text:style-name="T20">to send data to the Redux store.</text:span><text:span text:style-name="T12"> </text:span><text:bookmark text:name="ember1304"/><text:span text:style-name="T12">They usually </text:span><text:span text:style-name="T20">have two properties, </text:span><text:bookmark text:name="ember1305"/><text:span text:style-name="T7">a payload property</text:span><text:span text:style-name="T20"> that contains the data we want to put </text:span><text:bookmark text:name="ember1306"/><text:span text:style-name="T20">in our Redux store, </text:span><text:bookmark text:name="ember1307"/><text:span text:style-name="T20">and </text:span><text:span text:style-name="T7">the type property</text:span><text:span text:style-name="T20"> that describes the action.</text:span><text:span text:style-name="T12"> </text:span><text:bookmark text:name="ember1308"/><text:span text:style-name="T12">The value of the payload property can be of any data type, </text:span><text:bookmark text:name="ember1309"/><text:span text:style-name="T12">while the type property is usually a string. </text:span><text:bookmark text:name="ember1312"/><text:span text:style-name="T3">Reducers</text:span><text:span text:style-name="T1"> use actions to know what </text:span><text:bookmark text:name="ember1313"/><text:span text:style-name="T12">to do with our Redux store. </text:span><text:bookmark text:name="ember1314"/><text:span text:style-name="T12">E</text:span><text:span text:style-name="T14">ach</text:span><text:span text:style-name="T12"> </text:span><text:span text:style-name="T20">action tells the reducer to </text:span><text:span text:style-name="T7">add</text:span><text:span text:style-name="T20">, </text:span><text:span text:style-name="T8">remove</text:span><text:span text:style-name="T20">, </text:span><text:bookmark text:name="ember1315"/><text:span text:style-name="T20">or </text:span><text:span text:style-name="T9">update</text:span><text:span text:style-name="T20"> existing data in our store</text:span><text:span text:style-name="T12">. </text:span><text:bookmark text:name="ember1316"/><text:span text:style-name="T12">The </text:span><text:span text:style-name="T20">reducer takes the actions payload and does just that.</text:span><text:span text:style-name="T12"> </text:span><text:bookmark text:name="ember1317"/><text:span text:style-name="T12">Here's what a simple reducer looks like. </text:span><text:bookmark text:name="ember1318"/><text:span text:style-name="T22">Reducers are pure functions, </text:span><text:bookmark text:name="ember1319"/><text:span text:style-name="T22">that have the current application states </text:span><text:bookmark text:name="ember1320"/><text:span text:style-name="T22">and intended action as their first two parameters.</text:span><text:span text:style-name="T20"> </text:span><text:bookmark text:name="ember1321"/><text:span text:style-name="T12">In typical Redux, creating actions </text:span><text:bookmark text:name="ember1322"/><text:span text:style-name="T12">and reducers are a bit more complex than our examples so far </text:span><text:bookmark text:name="ember1323"/><text:span text:style-name="T12">but you don't have to worry about that. </text:span><text:bookmark text:name="ember1324"/><text:span text:style-name="T12">Redux Toolkit has a simple way of helping us write, </text:span><text:bookmark text:name="ember1325"/><text:span text:style-name="T12">if we choose this, and generates actions.</text:span></text:p>
      <text:p text:style-name="P56"/>
      <text:p text:style-name="P70"><text:bookmark text:name="ember1399"/><text:span text:style-name="T12">Without the Redux store, </text:span><text:bookmark text:name="ember1400"/><text:span text:style-name="T1">our actions and reducers cannot fully function. </text:span><text:bookmark text:name="ember1401"/><text:span text:style-name="T2">I</text:span><text:span text:style-name="T12">n any Redux app, there </text:span><text:span text:style-name="T20">can only be one store</text:span><text:span text:style-name="T12">. </text:span><text:bookmark text:name="ember1402"/><text:span text:style-name="T12">Since the store is so important, what does it do? </text:span><text:bookmark text:name="ember1403"/><text:span text:style-name="T12">For starters, this </text:span><text:span text:style-name="T20">store is where we keep </text:span><text:bookmark text:name="ember1404"/><text:span text:style-name="T20">the application state</text:span><text:span text:style-name="T12">. </text:span><text:bookmark text:name="ember1405"/><text:span text:style-name="T12">So if we want to use Redux for state management, </text:span><text:bookmark text:name="ember1406"/><text:span text:style-name="T20">we will need to create a Redux store. </text:span><text:bookmark text:name="ember1407"/><text:span text:style-name="T12">This store doesn't just hold </text:span><text:bookmark text:name="ember1408"/><text:span text:style-name="T12">the current application state inside of it, </text:span><text:bookmark text:name="ember1409"/><text:span text:style-name="T20">it also allows us access to the state.</text:span><text:span text:style-name="T12"> </text:span><text:bookmark text:name="ember1410"/><text:span text:style-name="T12">That means, we can use a </text:span><text:span text:style-name="T9">getState()</text:span><text:span text:style-name="T20"> </text:span><text:span text:style-name="T12">method from the store </text:span><text:bookmark text:name="ember1411"/><text:span text:style-name="T12">to get our application state. </text:span><text:bookmark text:name="ember1412"/><text:span text:style-name="T12">We can also </text:span><text:span text:style-name="T20">update our application state</text:span><text:span text:style-name="T12"> </text:span><text:bookmark text:name="ember1413"/><text:span text:style-name="T12">with a </text:span><text:span text:style-name="T11">store.update()</text:span><text:span text:style-name="T20"> </text:span><text:span text:style-name="T12">method. </text:span><text:bookmark text:name="ember1414"/><text:span text:style-name="T12">And along with that, the store handles the registration </text:span><text:bookmark text:name="ember1415"/><text:span text:style-name="T12">and all registration of least not callbacks. </text:span><text:bookmark text:name="ember1416"/><text:span text:style-name="T12">The store is able to function </text:span><text:bookmark text:name="ember1417"/><text:span text:style-name="T12">with the help of the actions and reducers. </text:span><text:bookmark text:name="ember1418"/><text:span text:style-name="T20">The actions tell the reducers </text:span><text:bookmark text:name="ember1419"/><text:span text:style-name="T20">how to interact with the store, </text:span><text:bookmark text:name="ember1420"/><text:span text:style-name="T4">and the store allows the reducers </text:span><text:bookmark text:name="ember1421"/><text:span text:style-name="T20">to access and modify the application state.</text:span><text:span text:style-name="T12"> </text:span><text:bookmark text:name="ember1422"/><text:span text:style-name="T12">To create a store, we'll have to </text:span><text:span text:style-name="T20">import </text:span><text:bookmark text:name="ember1423"/><text:span text:style-name="T20">the configureStore method from Redux tool kit. </text:span><text:bookmark text:name="ember1424"/><text:span text:style-name="T20">Then, we create a variable named store. </text:span><text:bookmark text:name="ember1425"/><text:span text:style-name="T12">This can be named anything but we'll go with store </text:span><text:bookmark text:name="ember1426"/><text:span text:style-name="T12">because that's easy to understand. </text:span><text:bookmark text:name="ember1427"/><text:span text:style-name="T12">As our store's value, </text:span><text:bookmark text:name="ember1428"/><text:span text:style-name="T12">we'll call the </text:span><text:span text:style-name="T22">configureStore method</text:span><text:span text:style-name="T20"> </text:span><text:bookmark text:name="ember1429"/><text:span text:style-name="T12">and as </text:span><text:span text:style-name="T20">an argument to the configureStore </text:span><text:soft-page-break/><text:span text:style-name="T20">method, </text:span><text:bookmark text:name="ember1430"/><text:span text:style-name="T20">we'll have an object with our reducer property and a value.</text:span><text:span text:style-name="T12"> </text:span><text:bookmark text:name="ember1431"/><text:span text:style-name="T12">That's about it for creating a Redux store </text:span><text:bookmark text:name="ember1432"/><text:span text:style-name="T12">with the Redux tool Kit. </text:span><text:bookmark text:name="ember1433"/><text:span text:style-name="T20">To access our application state from the store, </text:span><text:bookmark text:name="ember1434"/><text:span text:style-name="T20">we can use the </text:span><text:span text:style-name="T9">store.getState() </text:span><text:span text:style-name="T20">method </text:span><text:bookmark text:name="ember1435"/><text:span text:style-name="T20">and to update our state, </text:span><text:bookmark text:name="ember1436"/><text:span text:style-name="T20">we have the </text:span><text:span text:style-name="T11">store.dispatch</text:span><text:span text:style-name="T20"> method. </text:span><text:bookmark text:name="ember1437"/><text:span text:style-name="T12">When we start building our application, </text:span><text:bookmark text:name="ember1438"/><text:span text:style-name="T12">we will see more of the store in action.</text:span></text:p>
      <text:p text:style-name="P56"/>
      <text:p text:style-name="P70"><text:bookmark text:name="ember1494"/><text:span text:style-name="T12">A Red</text:span><text:span text:style-name="T15">u</text:span><text:span text:style-name="T12">x app can have as many slices </text:span><text:bookmark text:name="ember1495"/><text:span text:style-name="T12">as it's needed to represent each part of the application. </text:span><text:bookmark text:name="ember1496"/><text:span text:style-name="T1">So you can think of is slice </text:span><text:bookmark text:name="ember1497"/><text:span text:style-name="T12">the way you think of parts of a pizza or a loaf of bread. </text:span><text:bookmark text:name="ember1498"/><text:span text:style-name="T12">To create a slice, you need to </text:span><text:span text:style-name="T10">import </text:span><text:bookmark text:name="ember1499"/><text:span text:style-name="T10">the </text:span><text:span text:style-name="T9">create slice </text:span><text:span text:style-name="T10">method</text:span><text:span text:style-name="T12"> from red</text:span><text:span text:style-name="T15">u</text:span><text:span text:style-name="T12">x tool kit. </text:span><text:bookmark text:name="ember1500"/><text:span text:style-name="T12">Next, you create </text:span><text:span text:style-name="T20">a variable for your slice</text:span><text:span text:style-name="T12"> </text:span><text:bookmark text:name="ember1501"/><text:span text:style-name="T12">and then assets value called the </text:span><text:span text:style-name="T20">create slice method</text:span><text:span text:style-name="T12">. </text:span><text:bookmark text:name="ember1502"/><text:span text:style-name="T12">The create slice method expects a single object </text:span><text:bookmark text:name="ember1503"/><text:span text:style-name="T12">as its arguments, which is used to configure the slice. </text:span><text:bookmark text:name="ember1504"/><text:span text:style-name="T12">For the object properties, we need to provide values </text:span><text:bookmark text:name="ember1505"/><text:span text:style-name="T12">for name, initial states, and reducers. </text:span><text:bookmark text:name="ember1506"/><text:span text:style-name="T12">There's also an optional property named extra reducers. </text:span><text:bookmark text:name="ember1507"/><text:span text:style-name="T12">The name property tells red</text:span><text:span text:style-name="T15">u</text:span><text:span text:style-name="T12">x </text:span><text:bookmark text:name="ember1508"/><text:span text:style-name="T12">the name of the slice of our app state. </text:span><text:bookmark text:name="ember1509"/><text:span text:style-name="T12">The initial property provides a store </text:span><text:bookmark text:name="ember1510"/><text:span text:style-name="T12">with the initial state value of the slice of state. </text:span><text:bookmark text:name="ember1511"/><text:span text:style-name="T12">This value can be of any type, including strings, </text:span><text:bookmark text:name="ember1512"/><text:span text:style-name="T12">arrays, objects and boolean. </text:span><text:bookmark text:name="ember1513"/><text:span text:style-name="T12">The reducers property is where we write the different </text:span><text:bookmark text:name="ember1514"/><text:span text:style-name="T12">reducers for specific actions that we want performed </text:span><text:bookmark text:name="ember1515"/><text:span text:style-name="T12">on this slice of our application state. </text:span><text:bookmark text:name="ember1516"/><text:span text:style-name="T12">This property expects an object </text:span><text:bookmark text:name="ember1517"/><text:span text:style-name="T12">with one or multiple key value pairs </text:span><text:bookmark text:name="ember1518"/><text:span text:style-name="T12">representing the name of our reducer functions </text:span><text:bookmark text:name="ember1519"/><text:span text:style-name="T12">and the functions themselves. </text:span><text:bookmark text:name="ember1520"/><text:span text:style-name="T12">As we progress, you see by example, </text:span><text:bookmark text:name="ember1521"/><text:span text:style-name="T12">how to create slices, write reducers, and generate actions.</text:span></text:p>
      <text:p text:style-name="P56"/>
      <text:p text:style-name="P51">Setting up the App</text:p>
      <text:h text:style-name="P5" text:outline-level="3">Setting up your base project<text:span text:style-name="T58">[02_01]</text:span></text:h>
      <text:p text:style-name="P72"><text:bookmark text:name="ember1658"/><text:span text:style-name="T12">This project was set up using create react app. </text:span><text:bookmark text:name="ember1659"/><text:span text:style-name="T12">And when you navigates to the public directory, </text:span><text:bookmark text:name="ember1660"/><text:span text:style-name="T12">youcan see the index.html file right here. </text:span><text:bookmark text:name="ember1661"/><text:span text:style-name="T12">Inside the index.html file, </text:span><text:bookmark text:name="ember1662"/><text:span text:style-name="T12">we have a link to our Bootstrap CDN </text:span><text:bookmark text:name="ember1663"/><text:span text:style-name="T12">because we are using Bootstrap </text:span><text:bookmark text:name="ember1664"/><text:span text:style-name="T12">for styling our app, </text:span><text:bookmark text:name="ember1665"/><text:span text:style-name="T12">so that we can only focus </text:span><text:bookmark text:name="ember1666"/><text:span text:style-name="T12">on what's essential in Redux toolkit. </text:span><text:bookmark text:name="ember1667"/><text:span text:style-name="T12">When you open up the src directory, </text:span><text:bookmark text:name="ember1668"/><text:span text:style-name="T12">you see the components folder, a data folder, </text:span><text:bookmark text:name="ember1669"/><text:span text:style-name="T12">and the styles folder. </text:span><text:bookmark text:name="ember1670"/><text:span text:style-name="T12">The data folder is where we have our application data </text:span><text:bookmark text:name="ember1671"/><text:span text:style-name="T12">and where we'll put our Redux store. </text:span><text:bookmark text:name="ember1672"/><text:span text:style-name="T12">We also have the productList.json file </text:span><text:bookmark text:name="ember1673"/><text:span text:style-name="T12">which currently contains </text:span><text:bookmark text:name="ember1674"/><text:span text:style-name="T12">our </text:span><text:span text:style-name="T20">product's array of objects, </text:span><text:bookmark text:name="ember1675"/><text:span text:style-name="T20">and each object represents a product item</text:span><text:span text:style-name="T12">. </text:span><text:bookmark text:name="ember1676"/><text:span text:style-name="T12">For example, we have the first product </text:span><text:bookmark text:name="ember1677"/><text:span text:style-name="T12">on line three with an id of 1, </text:span><text:bookmark text:name="ember1678"/><text:span text:style-name="T12">name as Springs Robot, </text:span><text:bookmark text:name="ember1679"/><text:span text:style-name="T12">it's detail, price, and imageUrl. </text:span><text:bookmark text:name="ember1680"/><text:span text:style-name="T12">Let's go back to the src directory </text:span><text:bookmark text:name="ember1681"/><text:span text:style-name="T12">and open the components folder. </text:span><text:bookmark text:name="ember1682"/><text:span text:style-name="T12">Here we have the </text:span><text:span text:style-name="T20">Cart.jsx file </text:span><text:bookmark text:name="ember1683"/><text:span text:style-name="T20">which is the cart component</text:span><text:span text:style-name="T12">. </text:span><text:bookmark text:name="ember1684"/><text:span text:style-name="T12">And on line one, </text:span><text:bookmark text:name="ember1685"/><text:span text:style-name="T12">we started by importing productList </text:span><text:bookmark text:name="ember1686"/><text:span text:style-name="T12">from the data directory. </text:span><text:bookmark text:name="ember1687"/><text:span text:style-name="T12">We've also imported the cart.scss file </text:span><text:bookmark text:name="ember1688"/><text:span text:style-name="T12">from our styles directory </text:span><text:bookmark text:name="ember1689"/><text:span text:style-name="T12">which contains style files for our app. </text:span><text:bookmark text:name="ember1690"/><text:span text:style-name="T12">We're creating the cart components on line four </text:span><text:bookmark text:name="ember1691"/><text:span text:style-name="T12">which returns a jsx code. </text:span><text:bookmark text:name="ember1692"/><text:span text:style-name="T20">On line nine, </text:span><text:bookmark text:name="ember1693"/><text:span text:style-name="T20">we're mapping through all the products </text:span><text:bookmark text:name="ember1694"/><text:span text:style-name="T20">in the </text:span><text:soft-page-break/><text:span text:style-name="T20">productList array </text:span><text:bookmark text:name="ember1695"/><text:span text:style-name="T20">and displaying each on our cart page. </text:span><text:bookmark text:name="ember1696"/><text:span text:style-name="T12">Since we'll be getting our cart items </text:span><text:bookmark text:name="ember1697"/><text:span text:style-name="T12">from the Redux store, </text:span><text:bookmark text:name="ember1698"/><text:span text:style-name="T12">we will come back later to modify this </text:span><text:bookmark text:name="ember1699"/><text:span text:style-name="T12">so that inside our productList </text:span><text:bookmark text:name="ember1700"/><text:span text:style-name="T12">we'll use cart products </text:span><text:bookmark text:name="ember1701"/><text:span text:style-name="T12">from the Redux store. </text:span><text:bookmark text:name="ember1702"/><text:span text:style-name="T12">When we scroll down, </text:span><text:bookmark text:name="ember1703"/><text:span text:style-name="T12">you see that we have a div that says </text:span><text:bookmark text:name="ember1704"/><text:span text:style-name="T12">your cart is empty. </text:span><text:bookmark text:name="ember1705"/><text:span text:style-name="T12">We'll only show this </text:span><text:bookmark text:name="ember1706"/><text:span text:style-name="T12">when there's no item in the cart. </text:span><text:bookmark text:name="ember1707"/><text:span text:style-name="T12">We also have the </text:span><text:span text:style-name="T20">Home.jsx file </text:span><text:bookmark text:name="ember1708"/><text:span text:style-name="T20">which contains our product catalog. </text:span><text:bookmark text:name="ember1709"/><text:span text:style-name="T12">And inside of our product catalog, </text:span><text:bookmark text:name="ember1710"/><text:span text:style-name="T20">we are also importing productList </text:span><text:bookmark text:name="ember1711"/><text:span text:style-name="T20">from the productList.json file</text:span><text:span text:style-name="T12">. </text:span><text:bookmark text:name="ember1712"/><text:span text:style-name="T12">Like we did in the cart component, </text:span><text:bookmark text:name="ember1713"/><text:span text:style-name="T12">we are mapping through the productList data </text:span><text:bookmark text:name="ember1714"/><text:span text:style-name="T12">and displaying each of our products </text:span><text:bookmark text:name="ember1715"/><text:span text:style-name="T12">on the homepage. </text:span><text:bookmark text:name="ember1716"/><text:span text:style-name="T20">On line 18, </text:span><text:bookmark text:name="ember1717"/><text:span text:style-name="T20">we have a button which we're going to use </text:span><text:bookmark text:name="ember1718"/><text:span text:style-name="T20">to add items to the cart. </text:span><text:bookmark text:name="ember1719"/><text:span text:style-name="T12">We'll add an onclick event listener to a button, </text:span><text:bookmark text:name="ember1720"/><text:span text:style-name="T12">so that when user clicks it, </text:span><text:bookmark text:name="ember1721"/><text:span text:style-name="T12">the particular item that the button belongs to </text:span><text:bookmark text:name="ember1722"/><text:span text:style-name="T12">will be added to the cart. </text:span><text:bookmark text:name="ember1723"/><text:span text:style-name="T12">We'll use Redux toolkit to implement this. </text:span><text:bookmark text:name="ember1724"/><text:span text:style-name="T12">The Navbar.jsx file is where we have </text:span><text:bookmark text:name="ember1725"/><text:span text:style-name="T12">the navbar for our application. </text:span><text:bookmark text:name="ember1726"/><text:span text:style-name="T20">We'll also use Redux toolkit on line 13 </text:span><text:bookmark text:name="ember1727"/><text:span text:style-name="T20">to display the number of items in our cart </text:span><text:bookmark text:name="ember1728"/><text:span text:style-name="T20">instead of the current hard-coded data, </text:span><text:bookmark text:name="ember1729"/><text:span text:style-name="T20">so that whenever we update our cart, </text:span><text:bookmark text:name="ember1730"/><text:span text:style-name="T20">it'll also change </text:span><text:bookmark text:name="ember1731"/><text:span text:style-name="T20">to reflect the new cart data. </text:span><text:bookmark text:name="ember1732"/><text:span text:style-name="T12">Now that we've gone </text:span><text:bookmark text:name="ember1733"/><text:span text:style-name="T12">through the structure of our project, </text:span><text:bookmark text:name="ember1734"/><text:span text:style-name="T12">we can go back to our terminal </text:span><text:bookmark text:name="ember1735"/><text:span text:style-name="T12">and draw the command npm install </text:span><text:bookmark text:name="ember1736"/><text:span text:style-name="T12">to install our packages. </text:span><text:bookmark text:name="ember1737"/><text:span text:style-name="T12">Then npm starts to start up our application. </text:span><text:bookmark text:name="ember1738"/><text:span text:style-name="T12">When we open our app on the browser, </text:span><text:bookmark text:name="ember1739"/><text:span text:style-name="T12">it'll look similar </text:span><text:bookmark text:name="ember1740"/><text:span text:style-name="T12">to the finished project we saw earlier. </text:span><text:bookmark text:name="ember1741"/><text:span text:style-name="T12">Only that its functionalities don't work yet. </text:span><text:bookmark text:name="ember1742"/><text:span text:style-name="T12">There's no store we can add items to. </text:span><text:bookmark text:name="ember1743"/><text:span text:style-name="T12">And when we go to the cart, </text:span><text:bookmark text:name="ember1744"/><text:span text:style-name="T12">you can see that the products here are all </text:span><text:bookmark text:name="ember1745"/><text:span text:style-name="T12">from the productList.json file. </text:span><text:bookmark text:name="ember1746"/><text:span text:style-name="T12">And right here, </text:span><text:bookmark text:name="ember1747"/><text:span text:style-name="T12">we also have this message </text:span><text:bookmark text:name="ember1748"/><text:span text:style-name="T12">that should only appear </text:span><text:bookmark text:name="ember1749"/><text:span text:style-name="T12">when the cart is empty. </text:span><text:bookmark text:name="ember1750"/><text:span text:style-name="T20">On the navbar, </text:span><text:bookmark text:name="ember1751"/><text:span text:style-name="T20">we have the hard-coded data 7 </text:span><text:bookmark text:name="ember1752"/><text:span text:style-name="T20">instead of the number of items in our cart</text:span><text:span text:style-name="T12">. </text:span><text:bookmark text:name="ember1753"/><text:span text:style-name="T12">Now you should have the base knowledge </text:span><text:bookmark text:name="ember1754"/><text:span text:style-name="T12">to set up your app and follow along.</text:span></text:p>
      <text:p text:style-name="P57"/>
      <text:h text:style-name="P5" text:outline-level="3">Setting up Redux Toolkit and your Redux store<text:span text:style-name="T58">[02_02]</text:span></text:h>
      <text:p text:style-name="P57"/>
      <text:p text:style-name="P72"><text:bookmark text:name="ember1838"/><text:span text:style-name="T4">To set up Redux tool kit</text:span><text:span text:style-name="T1">, </text:span><text:bookmark text:name="ember1839"/><text:span text:style-name="T12">we'll start by going over to our terminal </text:span><text:bookmark text:name="ember1840"/><text:span text:style-name="T12">and inside the application directory, </text:span><text:bookmark text:name="ember1841"/><text:span text:style-name="T12">let's run the command </text:span><text:bookmark text:name="ember1842"/><text:span text:style-name="T12">N PM </text:span><text:bookmark text:name="ember1843"/><text:span text:style-name="T12">install </text:span><text:bookmark text:name="ember1844"/><text:span text:style-name="T12">at </text:span><text:bookmark text:name="ember1845"/><text:span text:style-name="T12">Redux </text:span><text:bookmark text:name="ember1846"/><text:span text:style-name="T12">JS slash tool kit </text:span><text:bookmark text:name="ember1847"/><text:span text:style-name="T12">and we'll specify its version </text:span><text:bookmark text:name="ember1848"/><text:span text:style-name="T12">as 1.6 </text:span><text:bookmark text:name="ember1849"/><text:span text:style-name="T12">0.1. </text:span><text:bookmark text:name="ember1850"/><text:span text:style-name="T12">We also want to install reacts with docs, </text:span><text:bookmark text:name="ember1851"/><text:span text:style-name="T12">which we use to provide the Redux store </text:span><text:bookmark text:name="ember1852"/><text:span text:style-name="T12">to a react application. </text:span><text:bookmark text:name="ember1853"/><text:span text:style-name="T12">Let's also specify the version as </text:span><text:bookmark text:name="ember1854"/><text:span text:style-name="T12">8.0 </text:span><text:bookmark text:name="ember1855"/><text:span text:style-name="T12">0.1. </text:span><text:bookmark text:name="ember1856"/><text:span text:style-name="T12">These are the current versions at the time </text:span><text:bookmark text:name="ember1857"/><text:span text:style-name="T12">of recording this course. </text:span><text:bookmark text:name="ember1858"/><text:span text:style-name="T12">Or with Redux to it installed, </text:span><text:bookmark text:name="ember1859"/><text:span text:style-name="T12">We can now create a Redux store. </text:span><text:bookmark text:name="ember1860"/><text:span text:style-name="T12">We'll go to the data for that </text:span><text:bookmark text:name="ember1861"/><text:span text:style-name="T12">inside of the SRC directory </text:span><text:bookmark text:name="ember1862"/><text:span text:style-name="T12">and create a file name store dot JS. </text:span><text:bookmark text:name="ember1863"/><text:span text:style-name="T12">In our store dot JS file, </text:span><text:bookmark text:name="ember1864"/><text:span text:style-name="T12">let's start by importing confer </text:span><text:bookmark text:name="ember1865"/><text:span text:style-name="T12">store from Redux tool kit. </text:span><text:bookmark text:name="ember1866"/><text:span text:style-name="T12">Next, we create a variable named store </text:span><text:bookmark text:name="ember1867"/><text:span text:style-name="T12">and as this value, we'll call the </text:span><text:bookmark text:name="ember1868"/><text:span text:style-name="T12">configure store method </text:span><text:bookmark text:name="ember1869"/><text:span text:style-name="T12">which we imported online one. And to pass as an </text:span><text:bookmark text:name="ember1870"/><text:span text:style-name="T12">object as this argument. </text:span><text:bookmark text:name="ember1871"/><text:span text:style-name="T12">This object will contain a key named reducer </text:span><text:bookmark text:name="ember1872"/><text:span text:style-name="T12">where we'll create the payment </text:span><text:bookmark text:name="ember1873"/><text:span text:style-name="T12">user for our application. </text:span><text:bookmark text:name="ember1874"/><text:span text:style-name="T12">We'll put the card reducer </text:span><text:bookmark text:name="ember1875"/><text:span text:style-name="T12">and any other reducer will create </text:span><text:bookmark text:name="ember1876"/><text:span text:style-name="T12">in our </text:span><text:soft-page-break/><text:span text:style-name="T12">application inside this payment reducer. </text:span><text:bookmark text:name="ember1877"/><text:span text:style-name="T12">Let's make our store, </text:span><text:bookmark text:name="ember1878"/><text:span text:style-name="T12">the default exports from the store dot JS file. </text:span><text:bookmark text:name="ember1879"/><text:span text:style-name="T12">Next we'll provide our creator store </text:span><text:bookmark text:name="ember1880"/><text:span text:style-name="T12">to our react application so </text:span><text:bookmark text:name="ember1881"/><text:span text:style-name="T12">that every other components can access it. </text:span><text:bookmark text:name="ember1882"/><text:span text:style-name="T12">Let's open our index of JS file </text:span><text:bookmark text:name="ember1883"/><text:span text:style-name="T12">and start by importing provider from react docs. </text:span><text:bookmark text:name="ember1884"/><text:span text:style-name="T12">Next we'll wrap our app component online nine </text:span><text:bookmark text:name="ember1885"/><text:span text:style-name="T12">inside our Redux provider. </text:span><text:bookmark text:name="ember1886"/><text:span text:style-name="T12">Now we can import a greater </text:span><text:bookmark text:name="ember1887"/><text:span text:style-name="T12">store from the store. </text:span><text:bookmark text:name="ember1888"/><text:span text:style-name="T12">Js file ends provided to our app </text:span><text:bookmark text:name="ember1889"/><text:span text:style-name="T12">using the store prop </text:span><text:bookmark text:name="ember1890"/><text:span text:style-name="T12">in app provider component. </text:span><text:bookmark text:name="ember1891"/><text:span text:style-name="T12">With a store successfully set up, </text:span><text:bookmark text:name="ember1892"/><text:span text:style-name="T12">let's see how to create actions and reducers </text:span><text:bookmark text:name="ember1893"/><text:span text:style-name="T12">so that we can add, remove and update data in it.</text:span></text:p>
      <text:p text:style-name="P57"/>
      <text:p text:style-name="P53">Working with Redux Toolkit</text:p>
      <text:h text:style-name="P5" text:outline-level="3">Creating your Redux actions and reducers<text:span text:style-name="T55">[02-03]</text:span></text:h>
      <text:p text:style-name="P58"><text:bookmark text:name="ember405"/>With Redux Toolkit, <text:bookmark text:name="ember406"/><text:span text:style-name="T30">you can have as many slices as you want </text:span><text:bookmark text:name="ember407"/>in your React application. <text:bookmark text:name="ember408"/>Inside the data folder in our SRC directory, <text:bookmark text:name="ember409"/>let's create a file named "cartSlice.js." <text:bookmark text:name="ember410"/>In our cartslice.js file, <text:bookmark text:name="ember411"/>we'll start by <text:span text:style-name="T28">importing, "createSlice" from Redux Toolkit. </text:span></text:p>
      <text:p text:style-name="P52"/>
      <text:p text:style-name="P59"><text:bookmark text:name="ember412"/>Next, we <text:span text:style-name="T28">declare a variable named "cartSlice"</text:span>. <text:bookmark text:name="ember413"/>And as as this value, <text:span text:style-name="T28">we'll call the createSlice method</text:span>, <text:bookmark text:name="ember414"/><text:span text:style-name="T28">which we imported on line one.</text:span> </text:p>
      <text:p text:style-name="P32"/>
      <text:p text:style-name="P32">const cartSlice = createSlice({<text:span text:style-name="T36">name:..., initialState:…, reducers:...})</text:span></text:p>
      <text:p text:style-name="P67"/>
      <text:p text:style-name="P60"><text:bookmark text:name="ember415"/>Let's provide an object as its argument. <text:bookmark text:name="ember416"/>In the objects, we'll start by giving our cartSlice a name. <text:bookmark text:name="ember417"/>We'll call it "cart." <text:bookmark text:name="ember418"/>We'll also give it an initialState. <text:bookmark text:name="ember419"/>Whatever we supply as the value of initialState, <text:bookmark text:name="ember420"/>will be the starting state of our cartSlice, <text:bookmark text:name="ember421"/>even without adding any data to it. <text:bookmark text:name="ember422"/>F<text:span text:style-name="T28">or the value of our initialStates, </text:span><text:bookmark text:name="ember423"/><text:span text:style-name="T28">we'll create an object </text:span><text:bookmark text:name="ember424"/><text:span text:style-name="T28">with the property "cartProductIds", </text:span><text:bookmark text:name="ember425"/><text:span text:style-name="T28">and set its value to an empty array.</text:span> <text:bookmark text:name="ember426"/>To add a product to our cart, <text:bookmark text:name="ember427"/>we will take its ID and append it <text:bookmark text:name="ember428"/>to the cart product ID's array. </text:p>
      <text:p text:style-name="P60"/>
      <text:p text:style-name="P61"><text:bookmark text:name="ember429"/>Next we'll add the reducers key, <text:bookmark text:name="ember430"/>which will contain the actions for our cartSlice. <text:bookmark text:name="ember431"/><text:span text:style-name="T28">Each action is a function which expects </text:span><text:bookmark text:name="ember432"/><text:span text:style-name="T28">the parameter state and action. </text:span><text:bookmark text:name="ember433"/><text:span text:style-name="T34">We'll access our cart state using the state parameter, </text:span><text:bookmark text:name="ember434"/><text:span text:style-name="T34">and the action payload from the action parameter. </text:span><text:bookmark text:name="ember435"/>The payload is the data we pass <text:bookmark text:name="ember436"/>as an argument to the functions when we call them. </text:p>
      <text:p text:style-name="P61"/>
      <text:p text:style-name="P61"><text:bookmark text:name="ember437"/>Let's put an action for adding items to our carts. <text:bookmark text:name="ember438"/>We name it <text:span text:style-name="T28">"addToCart." </text:span><text:bookmark text:name="ember439"/>The value of our addToCart function <text:bookmark text:name="ember440"/>will be an arrow function <text:bookmark text:name="ember441"/>with parameter states and action. <text:bookmark text:name="ember442"/>In our addToCart function, we'll get cart product Ids <text:bookmark text:name="ember443"/>from the state parameter and update its value. <text:bookmark text:name="ember444"/>So they should be stated cart product Ids, <text:bookmark text:name="ember445"/>and assist value we have an array. <text:bookmark text:name="ember446"/>The first element of our array will be the payload <text:bookmark text:name="ember447"/>from the action parameter. <text:bookmark text:name="ember448"/>And for the second element, <text:bookmark text:name="ember449"/>we'll use the Java Scripts red operator to <text:bookmark text:name="ember450"/>include all the existing cart product Ids in our states. <text:bookmark text:name="ember451"/>Now this is states dot cart product Ids. </text:p>
      <text:p text:style-name="P33"><text:soft-page-break/></text:p>
      <text:p text:style-name="P33">addToCart: (state, action) =&gt; {</text:p>
      <text:p text:style-name="P73">state.cartProductIds = [action.payload, ...state.cartProductIds]</text:p>
      <text:p text:style-name="P73">},</text:p>
      <text:p text:style-name="P6"/>
      <text:p text:style-name="P7"/>
      <text:p text:style-name="P61"><text:bookmark text:name="ember452"/>We'll also create an action for removing items <text:bookmark text:name="ember453"/>from our carts and we'll name it "<text:span text:style-name="T28">removeFromCarts</text:span>." <text:bookmark text:name="ember454"/>We'll do the same thing we did <text:bookmark text:name="ember455"/>for the addToCart function with <text:bookmark text:name="ember456"/>parameters states and action. <text:bookmark text:name="ember457"/>On line 13, we'll create a variable named indexOfId <text:bookmark text:name="ember458"/>and as its value, <text:bookmark text:name="ember459"/>let's use the, array dot index of method from <text:bookmark text:name="ember460"/>states dot cart product Ids to get the index <text:bookmark text:name="ember461"/>of the particular item we want to remove from our states. <text:bookmark text:name="ember462"/>So we have state dot cart product Ids dot index of, <text:bookmark text:name="ember463"/>ends action dot payload. <text:bookmark text:name="ember464"/>We can now use the array dot splice methods to remove it <text:bookmark text:name="ember465"/>from our cart product IDs array. <text:bookmark text:name="ember466"/>States dot cart product Ids dot splice. <text:bookmark text:name="ember467"/>And for our splice arguments, <text:bookmark text:name="ember468"/><text:span text:style-name="T30">we have index of ID and then one. </text:span></text:p>
      <text:p text:style-name="P6"/>
      <text:p text:style-name="P33">removeFromCart: (state, action) =&gt; {</text:p>
      <text:p text:style-name="P73">const indexOfId = state.cartProductIds.indexOf(action.payload)</text:p>
      <text:p text:style-name="P73">state.cartProductIds.splice(indexOfId, 1)</text:p>
      <text:p text:style-name="P73">},</text:p>
      <text:p text:style-name="P8"/>
      <text:p text:style-name="P61"><text:bookmark text:name="ember469"/><text:span text:style-name="T28">Next we'll create an action </text:span><text:bookmark text:name="ember470"/><text:span text:style-name="T28">for clearing all items in our carts. </text:span><text:bookmark text:name="ember471"/><text:span text:style-name="T28">And we'll call this when user clicks the checkout button.</text:span> <text:bookmark text:name="ember472"/>Let's name our action "clear all items." <text:bookmark text:name="ember473"/>For our functions parameter, <text:bookmark text:name="ember474"/>we only need states. <text:bookmark text:name="ember475"/>Let's give state dot cart product Ids an <text:bookmark text:name="ember476"/>empty array as its value. <text:bookmark text:name="ember477"/><text:span text:style-name="T28">Now, whenever we </text:span><text:span text:style-name="T29">dispatch</text:span><text:span text:style-name="T28"> the clear all items action, </text:span><text:bookmark text:name="ember478"/><text:span text:style-name="T28">all the product IDs in our cart states will be cleared.</text:span></text:p>
      <text:p text:style-name="P61"/>
      <text:p text:style-name="P33">clearAllItems: (state) =&gt; {</text:p>
      <text:p text:style-name="P73">state.cartProductIds = [ ]</text:p>
      <text:p text:style-name="P73">},</text:p>
      <text:p text:style-name="P36"/>
      <text:h text:style-name="P5" text:outline-level="3">Exporting your Redux actions and reducers<text:span text:style-name="T55">[03_02]</text:span></text:h>
      <text:p text:style-name="P9"/>
      <text:p text:style-name="P62"><text:bookmark text:name="ember658"/><text:span text:style-name="T30">Our cartSlice variable now contains a created actions </text:span><text:bookmark text:name="ember659"/>and reducer. <text:bookmark text:name="ember660"/>We'll use cartSlice with reducer in a total JS file, <text:bookmark text:name="ember661"/>and the actions to add, <text:bookmark text:name="ember662"/>remove, or clear all items in a cart states. <text:bookmark text:name="ember663"/>We can now export cartSlice <text:bookmark text:name="ember664"/>as the default for the cartSlice <text:bookmark text:name="ember665"/>to JS file. </text:p>
      <text:p text:style-name="P34"/>
      <text:p text:style-name="P34">export default cartSlice;</text:p>
      <text:p text:style-name="P34"/>
      <text:p text:style-name="P62"><text:bookmark text:name="ember667"/>Instead of exporting cartSlice as the default, <text:bookmark text:name="ember668"/>we can also de-structure actions <text:bookmark text:name="ember669"/>as cut actions, and with user <text:bookmark text:name="ember670"/>as cart with user from the cast dates. <text:bookmark text:name="ember671"/>So this is going to be actions <text:bookmark text:name="ember672"/>as carts, actions on line 22 <text:bookmark text:name="ember673"/>and reducer as cartReducer <text:bookmark text:name="ember674"/>from cartSlice. </text:p>
      <text:p text:style-name="P68"/>
      <text:p text:style-name="P37"><text:soft-page-break/>const {actions: <text:span text:style-name="T47">cartActions,</text:span> <text:s/>reducer: <text:span text:style-name="T47">cartReducer</text:span>} <text:span text:style-name="T47">= cartSlice</text:span></text:p>
      <text:p text:style-name="P62"/>
      <text:p text:style-name="P63"><text:bookmark text:name="ember675"/>Now we can go ahead and export <text:bookmark text:name="ember676"/>cut actions and cartReducer, but for simplicity <text:bookmark text:name="ember677"/><text:span text:style-name="T30">we'll leave cartSlice as the default export. </text:span></text:p>
      <text:p text:style-name="P10"/>
      <text:p text:style-name="P64"><text:bookmark text:name="ember678"/>Let's go to as total GS file add a cart reducer <text:bookmark text:name="ember679"/>to the reducer objects. <text:bookmark text:name="ember680"/>We'll import cartSlice. <text:bookmark text:name="ember681"/>Then we'll <text:span text:style-name="T28">add a new key named cart to the reducer object</text:span>, <text:bookmark text:name="ember682"/>and give it the value <text:span text:style-name="T48">cart: cartSlice.reducer</text:span><text:span text:style-name="T28">.</text:span> <text:bookmark text:name="ember683"/>If we add more slices to our application <text:bookmark text:name="ember684"/>we can also bring their reducers to this reducer object. <text:bookmark text:name="ember685"/>Next, we see how to our cartSlice actions <text:bookmark text:name="ember686"/>to add and remove items in a cart state.</text:p>
      <text:p text:style-name="P57"/>
      <text:p text:style-name="P35">const store = configureStore({</text:p>
      <text:p text:style-name="P73">reducer: {</text:p>
      <text:p text:style-name="P73">cart: cartSlice.reducer</text:p>
      <text:p text:style-name="P73">},</text:p>
      <text:p text:style-name="P73">})</text:p>
      <text:p text:style-name="P38"/>
      <text:h text:style-name="P2" text:outline-level="3">Updating your store with the useDispatch hook<text:span text:style-name="T55">[03_03]</text:span></text:h>
      <text:p text:style-name="P11"/>
      <text:p text:style-name="P21"><text:bookmark text:name="ember890"/><text:span text:style-name="T38">Let's start adding items to the cart. </text:span><text:bookmark text:name="ember891"/><text:span text:style-name="T40">We will add items by clicking the add to cart button. </text:span><text:bookmark text:name="ember892"/><text:span text:style-name="T38">So i</text:span><text:span text:style-name="T40">f we click the add card button </text:span><text:bookmark text:name="ember893"/><text:span text:style-name="T40">for this spring robot item, as an example, </text:span><text:bookmark text:name="ember894"/><text:span text:style-name="T40">its product ID will be added to our cartSlice.</text:span><text:span text:style-name="T38"> </text:span><text:bookmark text:name="ember895"/><text:span text:style-name="T38">Back to our code base. </text:span><text:bookmark text:name="ember896"/><text:span text:style-name="T40">Let's import the cartSlice from the </text:span><text:bookmark text:name="ember897"/><text:span text:style-name="T40">data/cartSlice.js file.</text:span><text:span text:style-name="T38"> </text:span></text:p>
      <text:p text:style-name="P12"/>
      <text:p text:style-name="P22"><text:bookmark text:name="ember900"/><text:span text:style-name="T38">We're also going to import the, </text:span><text:span text:style-name="T40">use</text:span><text:span text:style-name="T41">Dis</text:span><text:span text:style-name="T40">patch hook </text:span><text:bookmark text:name="ember901"/><text:span text:style-name="T40">from React Redux</text:span><text:span text:style-name="T38">. </text:span><text:bookmark text:name="ember902"/><text:span text:style-name="T38">We'll use it </text:span><text:span text:style-name="T53">to dispatch actions to our Redux store</text:span><text:span text:style-name="T38">. </text:span><text:bookmark text:name="ember903"/><text:span text:style-name="T38">So we'll gather cart action from the cartSlice </text:span><text:bookmark text:name="ember904"/><text:span text:style-name="T38">and then use this hook to dispatch that action </text:span><text:bookmark text:name="ember905"/><text:span text:style-name="T38">to our Redux store. </text:span></text:p>
      <text:p text:style-name="P13"/>
      <text:p text:style-name="P22"><text:bookmark text:name="ember906"/><text:span text:style-name="T38">In our </text:span><text:span text:style-name="T42">H</text:span><text:span text:style-name="T40">ome components</text:span><text:span text:style-name="T38">, let's create a variable names, </text:span><text:bookmark text:name="ember907"/><text:span text:style-name="T38">add to cart, </text:span><text:bookmark text:name="ember908"/><text:span text:style-name="T38">and we'll do that on line seven. </text:span></text:p>
      <text:p text:style-name="P13"/>
      <text:p text:style-name="P39">const { addToCart, removeFromCart } = cartSlice.actions</text:p>
      <text:p text:style-name="P39"/>
      <text:p text:style-name="P22"><text:bookmark text:name="ember909"/><text:span text:style-name="T38">And assess value, we have </text:span><text:span text:style-name="T40">cartSlice.actions.addToCart</text:span><text:span text:style-name="T38"> </text:span><text:bookmark text:name="ember910"/><text:span text:style-name="T38">We can also destructure this by putting addToCart in </text:span><text:bookmark text:name="ember911"/><text:span text:style-name="T38">color braces and then we have cartSlice.actions.</text:span><text:bookmark text:name="ember912"/><text:span text:style-name="T38"> We will also need the </text:span><text:span text:style-name="T40">remove</text:span><text:span text:style-name="T38"> from cart action </text:span><text:bookmark text:name="ember913"/><text:span text:style-name="T38">so let's get it from cartSlice.actions. </text:span></text:p>
      <text:p text:style-name="P13"/>
      <text:p text:style-name="P22"><text:bookmark text:name="ember914"/><text:span text:style-name="T38">Next, we declare variable names dispatch, and </text:span><text:bookmark text:name="ember915"/><text:span text:style-name="T38">thus, this value we will call the use dispatch hook. </text:span></text:p>
      <text:p text:style-name="P13"/>
      <text:p text:style-name="P39">const dispatch = useDispatch()</text:p>
      <text:p text:style-name="P13"/>
      <text:p text:style-name="P23"><text:bookmark text:name="ember916"/><text:soft-page-break/><text:span text:style-name="T38">We can now use this dispatch function to dispatch the </text:span><text:bookmark text:name="ember917"/><text:span text:style-name="T38">add to cart action. </text:span><text:bookmark text:name="ember918"/><text:span text:style-name="T38">We will go back to line 23, where we have the </text:span><text:bookmark text:name="ember919"/><text:span text:style-name="T38">add to cart button and create an onClick event listener. </text:span><text:bookmark text:name="ember920"/><text:span text:style-name="T40">Inside our event listener, let's call the dispatch </text:span><text:bookmark text:name="ember921"/><text:span text:style-name="T40">function. </text:span><text:span text:style-name="T38">As it's argument, we will also call </text:span><text:bookmark text:name="ember922"/><text:span text:style-name="T38">the add to cart action. </text:span><text:bookmark text:name="ember923"/><text:span text:style-name="T38">For our add to cart function, we will need the </text:span><text:bookmark text:name="ember924"/><text:span text:style-name="T38">product ID as its argument. </text:span><text:bookmark text:name="ember925"/><text:span text:style-name="T40">Clicking our add to cart button, </text:span><text:bookmark text:name="ember926"/><text:span text:style-name="T40">will trigger its event listener </text:span><text:bookmark text:name="ember927"/><text:span text:style-name="T40">which will dispatch the add to cart action.</text:span><text:span text:style-name="T38"> </text:span><text:bookmark text:name="ember928"/><text:span text:style-name="T38">Our </text:span><text:span text:style-name="T40">add to cart action will take the </text:span><text:bookmark text:name="ember929"/><text:span text:style-name="T40">product ID that the button belongs to and </text:span><text:bookmark text:name="ember930"/><text:span text:style-name="T54">add it to our cartSlice</text:span><text:span text:style-name="T40"> in the Redux store.</text:span><text:span text:style-name="T38"> </text:span></text:p>
      <text:p text:style-name="P14"/>
      <text:p text:style-name="P23"><text:bookmark text:name="ember931"/><text:span text:style-name="T40">Let's create another button for removing items </text:span><text:bookmark text:name="ember932"/><text:span text:style-name="T40">from our cart.</text:span><text:span text:style-name="T38"> </text:span><text:bookmark text:name="ember933"/><text:span text:style-name="T38">We will duplicate the add to cart button </text:span><text:bookmark text:name="ember934"/><text:span text:style-name="T38">and change this text to remove from cart. </text:span><text:bookmark text:name="ember935"/><text:span text:style-name="T38">In its event listener, instead of dispatching add to cart, </text:span><text:bookmark text:name="ember936"/><text:span text:style-name="T40">we dispatch the remove from cart action. </text:span><text:bookmark text:name="ember937"/><text:span text:style-name="T38">Now, when we click the remove from cart button, </text:span><text:bookmark text:name="ember938"/><text:span text:style-name="T38">it will dispatch a remove from cart action. </text:span><text:bookmark text:name="ember939"/><text:span text:style-name="T38">This is how they use dispatch hook and cartSlice actions </text:span><text:bookmark text:name="ember940"/><text:span text:style-name="T38">I use to update our Redux store.</text:span></text:p>
      <text:p text:style-name="P14"/>
      <text:h text:style-name="P2" text:outline-level="3">Getting data from your store with the useSelector hook<text:span text:style-name="T55">[03_04]</text:span></text:h>
      <text:p text:style-name="P15"/>
      <text:p text:style-name="P24"><text:bookmark text:name="ember12151"/><text:span text:style-name="T38">To render our cart buttons conditionally, </text:span><text:bookmark text:name="ember12161"/><text:span text:style-name="T38">we'll need to get a cart data </text:span><text:bookmark text:name="ember12171"/><text:span text:style-name="T38">from the Redux store. </text:span><text:bookmark text:name="ember12181"/><text:span text:style-name="T57">We only want to show the add to cart button </text:span><text:bookmark text:name="ember12191"/><text:span text:style-name="T57">if an item is not in our cart.</text:span><text:span text:style-name="T56"> </text:span><text:bookmark text:name="ember12201"/><text:span text:style-name="T49">And if it's already in our cart, </text:span><text:bookmark text:name="ember12211"/><text:span text:style-name="T49">we'll display the remove from cart button instead</text:span><text:span text:style-name="T40">.</text:span><text:span text:style-name="T38"> </text:span></text:p>
      <text:p text:style-name="P15"/>
      <text:p text:style-name="P24"><text:bookmark text:name="ember12221"/><text:span text:style-name="T40">First, we need to get all the product IDs </text:span><text:bookmark text:name="ember12231"/><text:span text:style-name="T40">in our cart state. </text:span><text:bookmark text:name="ember12241"/><text:span text:style-name="T40">And we'll do this </text:span><text:bookmark text:name="ember12251"/><text:span text:style-name="T40">by using the useSelector hook </text:span><text:bookmark text:name="ember12261"/><text:span text:style-name="T40">from react-redux</text:span><text:span text:style-name="T38">. </text:span><text:bookmark text:name="ember12271"/><text:span text:style-name="T38">On line one, along with the useDispatch hook, </text:span><text:bookmark text:name="ember12281"/><text:span text:style-name="T38">let's import the useSelector hook. </text:span><text:bookmark text:name="ember12291"/><text:span text:style-name="T38">Next in the Home component, </text:span><text:bookmark text:name="ember12301"/><text:span text:style-name="T38">we'll create a new line </text:span><text:bookmark text:name="ember12311"/><text:span text:style-name="T38">and a variable named state. </text:span><text:bookmark text:name="ember12321"/><text:span text:style-name="T38">As its value, let's call the useSelector hook </text:span><text:bookmark text:name="ember12331"/><text:span text:style-name="T38">and pass a function as its argument. </text:span><text:bookmark text:name="ember12341"/><text:span text:style-name="T40">We'll provide a parameter to our function, </text:span><text:bookmark text:name="ember12351"/><text:span text:style-name="T40">and make the parameter our function's return value. </text:span><text:bookmark text:name="ember12361"/><text:span text:style-name="T40">This return value will be our Redux store data, </text:span><text:bookmark text:name="ember1237"/><text:span text:style-name="T40">so we'll name it state. </text:span></text:p>
      <text:p text:style-name="P15"/>
      <text:p text:style-name="P24"><text:bookmark text:name="ember1238"/><text:span text:style-name="T38">Now we can access our cartProductIds </text:span><text:bookmark text:name="ember1239"/><text:span text:style-name="T38">from </text:span><text:span text:style-name="T40">state.cart.productsIds.</text:span><text:span text:style-name="T38"> </text:span><text:bookmark text:name="ember1240"/><text:span text:style-name="T40">We're able to access our Redux store </text:span><text:bookmark text:name="ember1241"/><text:span text:style-name="T40">with the useSelector hook, </text:span><text:bookmark text:name="ember1242"/><text:span text:style-name="T40">because we already provided it to our app component </text:span><text:bookmark text:name="ember1243"/><text:span text:style-name="T40">using Provider from react-redux </text:span><text:bookmark text:name="ember1244"/><text:span text:style-name="T40">in the </text:span><text:span text:style-name="T44">index.js</text:span><text:span text:style-name="T40"> file.</text:span><text:span text:style-name="T38"> </text:span></text:p>
      <text:p text:style-name="P15"/>
      <text:p text:style-name="P24"><text:bookmark text:name="ember1245"/><text:span text:style-name="T38">Back to our Home components. </text:span><text:bookmark text:name="ember1246"/><text:span text:style-name="T38">We can also directly destructure cartProductIds </text:span><text:bookmark text:name="ember1247"/><text:span text:style-name="T38">from state.cart </text:span><text:bookmark text:name="ember1248"/><text:span text:style-name="T38">instead of creating a state variable. </text:span><text:bookmark text:name="ember1249"/><text:span text:style-name="T38">So on line seven, </text:span><text:bookmark text:name="ember1250"/><text:span text:style-name="T38">we can write cartProductIds </text:span><text:bookmark text:name="ember1251"/><text:span text:style-name="T38">and they should be equal to state.cart. </text:span><text:bookmark text:name="ember1252"/><text:span text:style-name="T38">With our cartProductIds available, </text:span><text:bookmark text:name="ember1253"/><text:span text:style-name="T38">let's wrap the add to cart button in curly braces, </text:span><text:bookmark text:name="ember1254"/><text:span text:style-name="T38">and then in parentheses, </text:span><text:bookmark text:name="ember1255"/><text:span text:style-name="T38">so that we can conditionally display it </text:span><text:bookmark text:name="ember1256"/><text:span text:style-name="T38">only when its product ID </text:span><text:bookmark text:name="ember1257"/><text:span text:style-name="T38">is not in our list of cartProductIds </text:span><text:bookmark text:name="ember1258"/><text:span text:style-name="T38">from the Redux store. </text:span></text:p>
      <text:p text:style-name="P15"/>
      <text:p text:style-name="P24"><text:bookmark text:name="ember1259"/><text:soft-page-break/><text:span text:style-name="T38">We will use the logical NOT operator </text:span><text:bookmark text:name="ember1260"/><text:span text:style-name="T38">and the JavaScript's array.includes method </text:span><text:bookmark text:name="ember1261"/><text:span text:style-name="T38">to display a add to cart button conditionally. </text:span></text:p>
      <text:p text:style-name="P15"/>
      <text:p text:style-name="P24"><text:bookmark text:name="ember1262"/><text:span text:style-name="T38">Let's do the same thing </text:span><text:bookmark text:name="ember1263"/><text:span text:style-name="T38">for a remove from cart button. </text:span><text:bookmark text:name="ember1264"/><text:span text:style-name="T40">First we'll wrap it in curly braces </text:span><text:bookmark text:name="ember1265"/><text:span text:style-name="T40">and then in parenthesis</text:span><text:span text:style-name="T38">. </text:span><text:bookmark text:name="ember1266"/><text:span text:style-name="T38">And we have cartProductIds.includes product.id </text:span><text:bookmark text:name="ember1267"/><text:span text:style-name="T38">and the remove from cart button. </text:span></text:p>
      <text:p text:style-name="P15"/>
      <text:p text:style-name="P24"><text:bookmark text:name="ember1268"/><text:span text:style-name="T38">Next, let's </text:span><text:span text:style-name="T40">log cartProductId</text:span><text:span text:style-name="T38">s on </text:span><text:span text:style-name="T40">line 11</text:span><text:span text:style-name="T38"> </text:span><text:bookmark text:name="ember1269"/><text:span text:style-name="T38">to see if our cartSlice buttons </text:span><text:bookmark text:name="ember1270"/><text:span text:style-name="T38">and actions are working correctly. </text:span><text:bookmark text:name="ember1271"/><text:span text:style-name="T38">Over to our browser. </text:span><text:bookmark text:name="ember1272"/><text:span text:style-name="T38">We open up the console. </text:span><text:bookmark text:name="ember1273"/><text:span text:style-name="T38">See that, when we click the </text:span><text:bookmark text:name="ember1274"/><text:span text:style-name="T38">add to cart button for a product, </text:span><text:bookmark text:name="ember1275"/><text:span text:style-name="T38">its ID gets added to a cart state </text:span><text:bookmark text:name="ember1276"/><text:span text:style-name="T38">and the button changes </text:span><text:bookmark text:name="ember1277"/><text:span text:style-name="T38">to the remove from cart button. </text:span><text:bookmark text:name="ember1278"/><text:span text:style-name="T38">When we click the remove from cart button, </text:span><text:bookmark text:name="ember1279"/><text:span text:style-name="T38">the product ID also gets removed </text:span><text:bookmark text:name="ember1280"/><text:span text:style-name="T38">from our cart state. </text:span><text:bookmark text:name="ember1281"/><text:span text:style-name="T38">We are now able to get data </text:span><text:bookmark text:name="ember1282"/><text:span text:style-name="T38">from a Redux store </text:span><text:bookmark text:name="ember1283"/><text:span text:style-name="T38">with the useSelector hook. </text:span><text:bookmark text:name="ember1284"/><text:span text:style-name="T38">And our cart buttons are working correctly.</text:span></text:p>
      <text:p text:style-name="P25"/>
      <text:h text:style-name="P3" text:outline-level="3">Displaying cart products from your Redux store<text:span text:style-name="T55">[03_0</text:span><text:span text:style-name="T61">5</text:span><text:span text:style-name="T55">]</text:span></text:h>
      <text:p text:style-name="P25"/>
      <text:p text:style-name="P26"><text:bookmark text:name="ember1657"/><text:span text:style-name="T38">When we add a products to our carts, </text:span><text:bookmark text:name="ember16581"/><text:span text:style-name="T38">we'll also need to display it on the cart page, </text:span><text:bookmark text:name="ember16591"/><text:span text:style-name="T38">so that when a user clicks the cart button </text:span><text:bookmark text:name="ember16601"/><text:span text:style-name="T38">they'll see the new product. </text:span><text:bookmark text:name="ember16611"/><text:span text:style-name="T38">Let's open the </text:span><text:span text:style-name="T40">Cart.jsx</text:span><text:span text:style-name="T38"> file </text:span><text:bookmark text:name="ember16621"/><text:span text:style-name="T38">inside the components directory. </text:span><text:bookmark text:name="ember16631"/><text:span text:style-name="T38">On line one, </text:span><text:bookmark text:name="ember16641"/><text:span text:style-name="T38">we'll start by </text:span><text:span text:style-name="T40">importing </text:span><text:bookmark text:name="ember16651"/><text:span text:style-name="T40">the useSelector</text:span><text:span text:style-name="T38"> and the </text:span><text:span text:style-name="T40">useDispatch</text:span><text:span text:style-name="T38"> hooks </text:span><text:bookmark text:name="ember16661"/><text:span text:style-name="T38">from react-redux. </text:span><text:bookmark text:name="ember16671"/><text:span text:style-name="T38">We will </text:span><text:span text:style-name="T35">use the useSelector hook to get our cart data, </text:span><text:bookmark text:name="ember16681"/><text:span text:style-name="T35">and the useDispatch hook </text:span><text:bookmark text:name="ember16691"/><text:span text:style-name="T35">to dispatch the removeFromCart action</text:span><text:span text:style-name="T38">, </text:span><text:bookmark text:name="ember16701"/><text:span text:style-name="T38">so that users can remove cart items from the cart page. </text:span></text:p>
      <text:p text:style-name="P16"/>
      <text:p text:style-name="P27"><text:bookmark text:name="ember16711"/><text:span text:style-name="T40">Inside our Cart components, </text:span><text:bookmark text:name="ember16721"/><text:span text:style-name="T40">we'll get the cartProductIds </text:span><text:bookmark text:name="ember16731"/><text:span text:style-name="T40">from our cartSlice in the Redux store.</text:span><text:span text:style-name="T38"> </text:span><text:bookmark text:name="ember16741"/><text:span text:style-name="T38">So, let's have cartProductIds, </text:span><text:bookmark text:name="ember16751"/><text:span text:style-name="T38">and this is equal to useSelector, </text:span><text:bookmark text:name="ember16761"/><text:span text:style-name="T38">and we'll give our useSelector hook a function argument </text:span><text:bookmark text:name="ember16771"/><text:span text:style-name="T38">with parameter state, </text:span><text:bookmark text:name="ember16781"/><text:span text:style-name="T38">and this should return state.cart. </text:span></text:p>
      <text:p text:style-name="P17"/>
      <text:p text:style-name="P40">const { cartProductIds } = useSelector((state) =&gt; state.cart)</text:p>
      <text:p text:style-name="P40"/>
      <text:p text:style-name="P27"><text:bookmark text:name="ember16791"/><text:span text:style-name="T38">Next, we'll create a variable named </text:span><text:span text:style-name="T40">cartProductData</text:span><text:span text:style-name="T38"> </text:span><text:bookmark text:name="ember16801"/><text:span text:style-name="T38">and for its value, </text:span><text:bookmark text:name="ember16811"/><text:span text:style-name="T38">we'll </text:span><text:span text:style-name="T40">filter the productList.products</text:span><text:span text:style-name="T38"> array </text:span><text:bookmark text:name="ember16821"/><text:span text:style-name="T38">and get all the products that have IDs </text:span><text:bookmark text:name="ember16831"/><text:span text:style-name="T38">from the cartProductIds array. </text:span><text:bookmark text:name="ember16841"/><text:span text:style-name="T40">In a filter function, </text:span><text:bookmark text:name="ember16851"/><text:span text:style-name="T40">we're going to return </text:span><text:bookmark text:name="ember16861"/><text:span text:style-name="T40">cartProductIds.includes(product.id). </text:span></text:p>
      <text:p text:style-name="P40"/>
      <text:p text:style-name="P44">const cartProductData = productList.products.filter((product) =&gt; cartProductIds.includes(product.id))</text:p>
      <text:p text:style-name="P17"/>
      <text:p text:style-name="P28"><text:bookmark text:name="ember16871"/><text:span text:style-name="T38">Next, instead of mapping through products </text:span><text:bookmark text:name="ember16881"/><text:span text:style-name="T38">from our product list or JSON file</text:span><text:bookmark text:name="ember16891"/><text:span text:style-name="T38"> </text:span><text:span text:style-name="T50">productList.products.map </text:span><text:span text:style-name="T38">we'll map through the cart products </text:span><text:bookmark text:name="ember16901"/><text:span text:style-name="T38">in the </text:span><text:span text:style-name="T40">cartProductData</text:span><text:span text:style-name="T38"> variable. </text:span></text:p>
      <text:p text:style-name="P18"/>
      <text:p text:style-name="P28"><text:bookmark text:name="ember16911"/><text:soft-page-break/><text:span text:style-name="T38">Let's save this, </text:span><text:bookmark text:name="ember16921"/><text:span text:style-name="T38">and go back to the browser to see what we have. </text:span><text:bookmark text:name="ember16931"/><text:span text:style-name="T38">Right in our cart page see that the items we just added to our cart are displayed. </text:span></text:p>
      <text:p text:style-name="P28"><text:bookmark text:name="ember16951"/><text:span text:style-name="T38">We also have this message that says, </text:span><text:bookmark text:name="ember16961"/><text:span text:style-name="T38">"Your cart is empty." </text:span><text:bookmark text:name="ember16971"/><text:span text:style-name="T38">We're only going to display this message </text:span><text:bookmark text:name="ember16981"/><text:span text:style-name="T38">when there's no data in the cartProductIds state. </text:span><text:bookmark text:name="ember16991"/><text:span text:style-name="T38">So let's go back to codebase </text:span><text:bookmark text:name="ember17001"/><text:span text:style-name="T38">and add a condition for displaying cart data. </text:span><text:bookmark text:name="ember17011"/><text:span text:style-name="T38">We'll wrap our cart-product div </text:span><text:bookmark text:name="ember17021"/><text:span text:style-name="T38">in curly braces and then in parentheses. </text:span></text:p>
      <text:p text:style-name="P18"/>
      <text:p text:style-name="P28"><text:bookmark text:name="ember17031"/><text:span text:style-name="T38">For the condition, </text:span><text:bookmark text:name="ember17041"/><text:span text:style-name="T38">let's only display it </text:span><text:bookmark text:name="ember17051"/><text:span text:style-name="T38">if cartProductData.length </text:span><text:bookmark text:name="ember17061"/><text:span text:style-name="T38">is greater than zero. </text:span></text:p>
      <text:p text:style-name="P18"/>
      <text:p text:style-name="P47"><text:span text:style-name="T37">{cartProductData.length &gt; 0 &amp;&amp; (...</text:span><text:span text:style-name="T46">)}</text:span></text:p>
      <text:p text:style-name="P18"/>
      <text:p text:style-name="P28"><text:bookmark text:name="ember17071"/><text:span text:style-name="T38">We'll also wrap the </text:span><text:span text:style-name="T40">empty-cart</text:span><text:span text:style-name="T38"> div </text:span><text:bookmark text:name="ember17081"/><text:span text:style-name="T38">in curly braces and then in parentheses. </text:span><text:bookmark text:name="ember17091"/><text:span text:style-name="T38">For condition, </text:span><text:bookmark text:name="ember17101"/><text:span text:style-name="T38">lets only display it if cartProductData.length </text:span><text:bookmark text:name="ember17111"/><text:span text:style-name="T38">is less than one. </text:span></text:p>
      <text:p text:style-name="P41"/>
      <text:p text:style-name="P41">{cartProductData.length &lt; 1 &amp;&amp; (</text:p>
      <text:p text:style-name="P73">&lt;div className="text-center empty-cart"&gt;</text:p>
      <text:p text:style-name="P73">&lt;i className="bi bi-cart3" /&gt;</text:p>
      <text:p text:style-name="P73">&lt;p&gt;Your cart is empty.&lt;/p&gt;</text:p>
      <text:p text:style-name="P73">&lt;p&gt;You have not added any item to your cart.&lt;/p&gt;</text:p>
      <text:p text:style-name="P73">&lt;/div&gt;</text:p>
      <text:p text:style-name="P73">)}</text:p>
      <text:p text:style-name="P18"/>
      <text:p text:style-name="P29"><text:bookmark text:name="ember17141"/><text:span text:style-name="T38">Next, let's make the remove item buttons work </text:span><text:bookmark text:name="ember17151"/><text:span text:style-name="T38">so that we can use them to remove items from our carts. </text:span><text:bookmark text:name="ember17161"/><text:span text:style-name="T38">On </text:span><text:span text:style-name="T40">line on</text:span><text:span text:style-name="T38">e of our Cart.jsx file, </text:span><text:bookmark text:name="ember17171"/><text:span text:style-name="T38">let's create a new line </text:span><text:bookmark text:name="ember17181"/><text:span text:style-name="T38">and import cartSlice </text:span><text:bookmark text:name="ember17191"/><text:span text:style-name="T38">from data/cartSlice. </text:span><text:bookmark text:name="ember17201"/><text:span text:style-name="T38">We can now destructure cartSlice </text:span><text:bookmark text:name="ember17211"/><text:span text:style-name="T38">to get the removeFromCart and clearAllItems actions. </text:span></text:p>
      <text:p text:style-name="P19"/>
      <text:p text:style-name="P29"><text:bookmark text:name="ember17221"/><text:span text:style-name="T38">So, we have removeFromCart on line 10 </text:span><text:bookmark text:name="ember17231"/><text:span text:style-name="T38">and clearAllItems, </text:span><text:bookmark text:name="ember17241"/><text:span text:style-name="T38">and this is equal to cartSlice.actions. </text:span><text:bookmark text:name="ember17251"/><text:span text:style-name="T38">We'll also create a variable named dispatch. </text:span><text:bookmark text:name="ember17261"/><text:span text:style-name="T38">As its value, let's call the useDispatch hook. </text:span></text:p>
      <text:p text:style-name="P19"/>
      <text:p text:style-name="P30"><text:bookmark text:name="ember17271"/><text:span text:style-name="T38">Now, we can add an onClick event on this now </text:span><text:bookmark text:name="ember17281"/><text:span text:style-name="T38">to have a remove item button. </text:span><text:bookmark text:name="ember17291"/><text:span text:style-name="T38">On line 25, </text:span><text:bookmark text:name="ember17301"/><text:span text:style-name="T38">we write our onClick attributes, </text:span><text:bookmark text:name="ember17311"/><text:span text:style-name="T38">and let's call the dispatch function. For our dispatch function argument, </text:span><text:bookmark text:name="ember17331"/><text:span text:style-name="T38">let's call the removeFromCart function. </text:span><text:bookmark text:name="ember17341"/><text:span text:style-name="T38">We'll pass product.id as its argument.</text:span></text:p>
      <text:p text:style-name="P42"/>
      <text:p text:style-name="P45">&lt;button className="btn btn-primary" onClick={() =&gt; dispatch(removeFromCart(product.id))}&gt;</text:p>
      <text:p text:style-name="P20"/>
      <text:p text:style-name="P30"><text:bookmark text:name="ember17351"/><text:span text:style-name="T38">For our checkout button, </text:span><text:bookmark text:name="ember17361"/><text:span text:style-name="T38">we'll add an onClick event listener </text:span><text:bookmark text:name="ember17371"/><text:span text:style-name="T38">that dispatches the clearAllItems action. </text:span><text:bookmark text:name="ember17381"/><text:span text:style-name="T38">On line 33, </text:span><text:bookmark text:name="ember17391"/><text:span text:style-name="T38">let's add the onClick attributes, </text:span><text:bookmark text:name="ember17401"/><text:span text:style-name="T38">and we'll call the dispatch method. </text:span><text:bookmark text:name="ember17411"/><text:span text:style-name="T38">For our dispatch method argument, </text:span><text:bookmark text:name="ember17421"/><text:span text:style-name="T38">we'll call the clearAllItems action. </text:span></text:p>
      <text:p text:style-name="P20"><text:soft-page-break/></text:p>
      <text:p text:style-name="P46">&lt;button className="btn btn-primary" onClick={() =&gt; dispatch(clearAllItems())}&gt;</text:p>
      <text:p text:style-name="P43"/>
      <text:p text:style-name="P30"><text:bookmark text:name="ember17431"/><text:span text:style-name="T38">Let's go back to our browser </text:span><text:bookmark text:name="ember17441"/><text:span text:style-name="T38">and try to remove items from our carts. </text:span><text:bookmark text:name="ember17451"/><text:span text:style-name="T38">When we click the remove item button </text:span><text:bookmark text:name="ember17461"/><text:span text:style-name="T38">for the spring robots item, </text:span><text:bookmark text:name="ember17471"/><text:span text:style-name="T38">we see that it's no longer in our cart. </text:span><text:bookmark text:name="ember17481"/><text:span text:style-name="T38">We scroll down and click the checkout button </text:span><text:bookmark text:name="ember17491"/><text:span text:style-name="T38">and this removes all items from our cart. </text:span><text:bookmark text:name="ember17501"/><text:span text:style-name="T38">We can also see that the </text:span><text:bookmark text:name="ember17511"/><text:span text:style-name="T38">your cart is empty message </text:span><text:bookmark text:name="ember17521"/><text:span text:style-name="T38">is now displayed. </text:span></text:p>
      <text:p text:style-name="P20"/>
      <text:p text:style-name="P30"><text:bookmark text:name="ember17531"/><text:span text:style-name="T38">To make the number of cart items display correctly </text:span><text:bookmark text:name="ember17541"/><text:span text:style-name="T38">on a nav bar, </text:span><text:bookmark text:name="ember1755"/><text:span text:style-name="T38">we'll also use our state's cartProductIds </text:span><text:bookmark text:name="ember1756"/><text:span text:style-name="T38">in the nav bar component. </text:span><text:bookmark text:name="ember1757"/><text:span text:style-name="T38">Back to our code base </text:span><text:bookmark text:name="ember1758"/><text:span text:style-name="T38">and inside the </text:span><text:span text:style-name="T40">Navbar.jsx </text:span><text:span text:style-name="T38">file, </text:span><text:bookmark text:name="ember1759"/><text:span text:style-name="T38">let's </text:span><text:span text:style-name="T40">import useSelector </text:span><text:span text:style-name="T38">from react-redux. </text:span><text:bookmark text:name="ember1760"/><text:span text:style-name="T38">Next, we'll get cartProductIds from our states. </text:span><text:bookmark text:name="ember1761"/><text:span text:style-name="T38">On line six we have const, </text:span><text:bookmark text:name="ember1762"/><text:span text:style-name="T38">and inside a curly brace </text:span><text:bookmark text:name="ember1763"/><text:span text:style-name="T38">we have cartProductIds equal to useSelector, </text:span><text:bookmark text:name="ember1764"/><text:span text:style-name="T38">and inside our useSelector hook, </text:span><text:bookmark text:name="ember1765"/><text:span text:style-name="T38">we create another function with state as its parameter, </text:span><text:bookmark text:name="ember1766"/><text:span text:style-name="T38">and we'll return state.cart. </text:span></text:p>
      <text:p text:style-name="P20"/>
      <text:p text:style-name="P43">const { cartProductIds } = useSelector((state) =&gt; state.cart)</text:p>
      <text:p text:style-name="P20"/>
      <text:p text:style-name="P30"><text:bookmark text:name="ember1767"/><text:span text:style-name="T38">For our cart number value, </text:span><text:bookmark text:name="ember1768"/><text:span text:style-name="T38">we can now use cartProductIds.length. </text:span><text:bookmark text:name="ember1769"/><text:span text:style-name="T38">On line 16, </text:span><text:bookmark text:name="ember1770"/><text:span text:style-name="T38">we have cartProductIds.length. </text:span></text:p>
      <text:p text:style-name="P43"/>
      <text:p text:style-name="P43">&lt;sup className="cart-number"&gt;{cartProductIds.length}&lt;/sup&gt;</text:p>
      <text:p text:style-name="P20"/>
      <text:p text:style-name="P30"><text:bookmark text:name="ember1771"/><text:span text:style-name="T38">Back to our browser. </text:span><text:bookmark text:name="ember1772"/><text:span text:style-name="T38">You see that the number of items in the carts is now zero. </text:span><text:bookmark text:name="ember1773"/><text:span text:style-name="T38">And when we add products to our carts, </text:span><text:bookmark text:name="ember1774"/><text:span text:style-name="T38">the value changes.</text:span></text:p>
      <text:p text:style-name="P77"/>
      <text:p text:style-name="P78">Working with API’s in Redux Toolkit</text:p>
      <text:h text:style-name="P4" text:outline-level="3"><text:span text:style-name="T60">Fetching API data with createAsyncThunk[0</text:span><text:span text:style-name="T59">4</text:span><text:span text:style-name="T60">_0</text:span><text:span text:style-name="T59">1</text:span><text:span text:style-name="T60">]</text:span></text:h>
      <text:p text:style-name="P31"><text:bookmark text:name="ember1560"/><text:span text:style-name="T39">To handle asynchronous logic in bare Redux, </text:span><text:bookmark text:name="ember1561"/><text:span text:style-name="T39">you need to set up a middleware with an external package </text:span><text:bookmark text:name="ember1562"/><text:span text:style-name="T39">like a Redux doc. </text:span></text:p>
      <text:p text:style-name="P79"/>
      <text:p text:style-name="P31"><text:bookmark text:name="ember1563"/><text:span text:style-name="T39">But Redux Toolkit provides a built-in </text:span><text:bookmark text:name="ember1564"/><text:span text:style-name="T45">createAsyncThunk</text:span><text:span text:style-name="T43"> method</text:span><text:span text:style-name="T39">, </text:span><text:bookmark text:name="ember1565"/><text:span text:style-name="T39">for handling and processing asynchronous logic like </text:span><text:bookmark text:name="ember1566"/><text:span text:style-name="T39">API request, </text:span><text:bookmark text:name="ember1567"/><text:span text:style-name="T39">before supplying the result to our app reducers. </text:span></text:p>
      <text:p text:style-name="P79"/>
      <text:p text:style-name="P31"><text:bookmark text:name="ember1568"/><text:span text:style-name="T39">To show you how this works, </text:span><text:bookmark text:name="ember1569"/><text:span text:style-name="T39">we'll create a</text:span><text:span text:style-name="T43"> local API using the JSON server from npx</text:span><text:span text:style-name="T39">, </text:span><text:bookmark text:name="ember1570"/><text:span text:style-name="T39">and the data in our product list on JSON file. </text:span></text:p>
      <text:p text:style-name="P79"/>
      <text:p text:style-name="P80"><text:bookmark text:name="ember1571"/><text:span text:style-name="T39">Let's go back to our terminal and </text:span><text:bookmark text:name="ember1572"/><text:span text:style-name="T39">run the command </text:span><text:bookmark text:name="ember1573"/><text:span text:style-name="T51">npx json-server</text:span><text:span text:style-name="T39">, </text:span><text:bookmark text:name="ember1574"/><text:span text:style-name="T39">with the path to the product list on JSON file, </text:span><text:bookmark text:name="ember1575"/><text:span text:style-name="T39">to create a local API server. </text:span><text:bookmark text:name="ember1576"/><text:span text:style-name="T39">In our case, </text:span><text:bookmark text:name="ember1577"/><text:span text:style-name="T39">that'll be </text:span><text:bookmark text:name="ember1578"/><text:span text:style-name="T52">./src/data </text:span><text:bookmark text:name="ember1579"/><text:span text:style-name="T52">/productlist</text:span><text:bookmark text:name="ember1580"/><text:span text:style-name="T52">.json</text:span><text:span text:style-name="T39">. </text:span><text:bookmark text:name="ember1581"/><text:span text:style-name="T39">If you're asked to install JSON server, type Y for yes. </text:span><text:bookmark text:name="ember1582"/><text:span text:style-name="T39">With our API server created, </text:span><text:bookmark text:name="ember1583"/><text:span text:style-name="T39">we can navigate to localhost3000/products, </text:span><text:bookmark text:name="ember1584"/><text:span text:style-name="T39">and we'll see our product data gotten from the product list </text:span><text:bookmark text:name="ember1585"/><text:span text:style-name="T39">on JSON file. </text:span></text:p>
      <text:p text:style-name="P80"><text:soft-page-break/><text:span text:style-name="T39"/></text:p>
      <text:p text:style-name="P80"><text:bookmark text:name="ember1586"/><text:span text:style-name="T39">Let's go back to our code base </text:span><text:bookmark text:name="ember1587"/><text:span text:style-name="T39">and see how we can fetch data from this API, </text:span><text:bookmark text:name="ember1588"/><text:span text:style-name="T39">instead of importing the product list on JSON file. </text:span></text:p>
      <text:p text:style-name="P80"><text:span text:style-name="T39"/></text:p>
      <text:p text:style-name="P80"><text:bookmark text:name="ember1589"/><text:span text:style-name="T39">First, let's create </text:span><text:span text:style-name="T43">productSlice</text:span><text:bookmark text:name="ember1592"/><text:span text:style-name="T43">.js. - </text:span><text:span text:style-name="T39">a new slice file in the data folder</text:span><text:bookmark text:name="ember1590"/><text:span text:style-name="T39">. </text:span><text:bookmark text:name="ember1593"/><text:span text:style-name="T39">We'll use the productSlice file </text:span><text:bookmark text:name="ember1594"/><text:span text:style-name="T39">to manage our product list date, </text:span><text:bookmark text:name="ember1595"/><text:span text:style-name="T39">instead of the previous </text:span><text:span text:style-name="T43">productList.json</text:span><text:span text:style-name="T39"> file. </text:span></text:p>
      <text:p text:style-name="P80"><text:span text:style-name="T39"/></text:p>
      <text:p text:style-name="P80"><text:bookmark text:name="ember1596"/><text:span text:style-name="T39">On Line 1, </text:span><text:bookmark text:name="ember1597"/><text:span text:style-name="T39">let's import </text:span><text:bookmark text:name="ember1598"/><text:span text:style-name="T39">createAsyncThunk from reduxjs/toolkit. </text:span><text:bookmark text:name="ember1599"/><text:span text:style-name="T39">We will use the createAsyncThunk method </text:span><text:bookmark text:name="ember1600"/><text:span text:style-name="T39">to create an action for fetching all products. </text:span><text:bookmark text:name="ember1601"/><text:span text:style-name="T39">Let's create a variable named fetchAllProducts. </text:span><text:bookmark text:name="ember1602"/><text:span text:style-name="T39">As this value, we'll call the createAsyncThunk method. </text:span><text:bookmark text:name="ember1603"/><text:span text:style-name="T39">The createAsyncThunk method expects two arguments, </text:span><text:bookmark text:name="ember1604"/><text:span text:style-name="T39">a string for describing the Redux action type </text:span><text:bookmark text:name="ember1605"/><text:span text:style-name="T39">and the callback function that should return a promise. </text:span><text:bookmark text:name="ember1606"/><text:span text:style-name="T39">The createAsyncThunk method when called, </text:span><text:bookmark text:name="ember1607"/><text:span text:style-name="T39">will also return a promise assets value. </text:span><text:bookmark text:name="ember1608"/><text:span text:style-name="T39">Since we want to use our fetchAllProducts action </text:span><text:bookmark text:name="ember1609"/><text:span text:style-name="T39">for fetching all products, </text:span><text:bookmark text:name="ember1610"/><text:span text:style-name="T39">let's name the action type, </text:span><text:bookmark text:name="ember1611"/><text:span text:style-name="T39">fetch-all-products. </text:span><text:bookmark text:name="ember1612"/><text:span text:style-name="T39">We might not use this string much in our Redux Toolkit app </text:span><text:bookmark text:name="ember1613"/><text:span text:style-name="T39">because we can directly dispatch the fetchAllProducts </text:span><text:bookmark text:name="ember1614"/><text:span text:style-name="T39">function with the useDispatch hook. </text:span><text:bookmark text:name="ember1615"/><text:span text:style-name="T39">For the createAsyncThunk second argument, </text:span><text:bookmark text:name="ember1616"/><text:span text:style-name="T39">we'll create a function. </text:span><text:bookmark text:name="ember1617"/><text:span text:style-name="T39">Let's make it asynchronous. </text:span><text:bookmark text:name="ember1618"/><text:span text:style-name="T39">We'll give it the parameter named apiUrl. </text:span><text:bookmark text:name="ember1619"/><text:span text:style-name="T39">And, we'll be able to supply this apiUrl parameter, </text:span><text:bookmark text:name="ember1620"/><text:span text:style-name="T39">when calling the fetchAllProducts function. </text:span><text:bookmark text:name="ember1621"/><text:span text:style-name="T39">Inside our function, let's create a variable named response. </text:span><text:bookmark text:name="ember1622"/><text:span text:style-name="T39">As this value, </text:span><text:bookmark text:name="ember1623"/><text:span text:style-name="T39">we'll call the JavaScript fetch method using the </text:span><text:bookmark text:name="ember1624"/><text:span text:style-name="T39">await keyword. </text:span><text:bookmark text:name="ember1625"/><text:span text:style-name="T39">Let's pass the apiUrl parameter as the fetch methods </text:span><text:bookmark text:name="ember1626"/><text:span text:style-name="T39">argument. </text:span><text:bookmark text:name="ember1627"/><text:span text:style-name="T39">We can now return a response.json on Line 5. </text:span><text:bookmark text:name="ember1628"/><text:span text:style-name="T39">We'll also export the fetchAllProducts variable </text:span><text:bookmark text:name="ember1629"/><text:span text:style-name="T39">so that we can use it in other files. </text:span><text:bookmark text:name="ember1630"/><text:span text:style-name="T39">On Line 8, let's create our productSlice variable. </text:span><text:bookmark text:name="ember1631"/><text:span text:style-name="T39">As this value, we'll call the createSlice method, </text:span><text:bookmark text:name="ember1632"/><text:span text:style-name="T39">and supply it an object argument. </text:span><text:bookmark text:name="ember1633"/><text:span text:style-name="T39">You can see that the createSlice method was automatically </text:span><text:bookmark text:name="ember1634"/><text:span text:style-name="T39">imported on Line 1. </text:span><text:bookmark text:name="ember1635"/><text:span text:style-name="T39">In our createSlice object argument, </text:span><text:bookmark text:name="ember1636"/><text:span text:style-name="T39">we have the first property, </text:span><text:bookmark text:name="ember1637"/><text:span text:style-name="T39">name. </text:span><text:bookmark text:name="ember1638"/><text:span text:style-name="T39">And for name, we have products. </text:span><text:bookmark text:name="ember1639"/><text:span text:style-name="T39">Let's give our productSlice initialState an object value, </text:span><text:bookmark text:name="ember1640"/><text:span text:style-name="T39">with properties </text:span><text:bookmark text:name="ember1641"/><text:span text:style-name="T39">Data </text:span><text:bookmark text:name="ember1642"/><text:span text:style-name="T39">as an empty array, </text:span><text:bookmark text:name="ember1643"/><text:span text:style-name="T39">and fetchStatus </text:span><text:bookmark text:name="ember1644"/><text:span text:style-name="T39">as string. </text:span><text:bookmark text:name="ember1645"/><text:span text:style-name="T39">The value of data will be an array of objects </text:span><text:bookmark text:name="ember1646"/><text:span text:style-name="T39">representing each product data, </text:span><text:bookmark text:name="ember1647"/><text:span text:style-name="T39">and we'll use fetchStatus to tell our components </text:span><text:bookmark text:name="ember1648"/><text:span text:style-name="T39">whether the product data is being fetched, </text:span><text:bookmark text:name="ember1649"/><text:span text:style-name="T39">has been fetched successfully, </text:span><text:bookmark text:name="ember1650"/><text:span text:style-name="T39">or whether there was an error when </text:span><text:bookmark text:name="ember1651"/><text:span text:style-name="T39">fetching the product data. </text:span><text:bookmark text:name="ember1652"/><text:span text:style-name="T39">For our productSlice reducers, </text:span><text:bookmark text:name="ember1653"/><text:span text:style-name="T39">we can create actions for adding new products </text:span><text:bookmark text:name="ember1654"/><text:span text:style-name="T39">and updating or removing product data. </text:span><text:bookmark text:name="ember1655"/><text:span text:style-name="T39">But we will need those functionalities in our app. </text:span><text:bookmark text:name="ember1656"/><text:span text:style-name="T39">What we need right now is to tell our slice </text:span><text:bookmark text:name="ember16571"/><text:span text:style-name="T39">what to do with the fetched data from our </text:span><text:bookmark text:name="ember16582"/><text:span text:style-name="T39">fetchAllProducts action. </text:span><text:bookmark text:name="ember16592"/><text:span text:style-name="T39">We'll need to update the state with the product data </text:span><text:bookmark text:name="ember16602"/><text:span text:style-name="T39">after it's been fetched successfully. </text:span><text:bookmark text:name="ember16612"/><text:span text:style-name="T39">And update the status with the fetch state property, </text:span><text:bookmark text:name="ember16622"/><text:span text:style-name="T39">which can be loading, success, or error. </text:span><text:bookmark text:name="ember16632"/><text:span text:style-name="T39">Since we want to work on an already created action type, </text:span><text:bookmark text:name="ember16642"/><text:span text:style-name="T39">instead of creating a new one, </text:span><text:bookmark text:name="ember16652"/><text:span text:style-name="T39">we'll need another key in our createSlice object </text:span><text:bookmark text:name="ember16662"/><text:span text:style-name="T39">named </text:span><text:bookmark text:name="ember16672"/><text:span text:style-name="T39">extraReducers. </text:span><text:bookmark text:name="ember16682"/><text:span text:style-name="T39">The extraReducers option allows createSlice </text:span><text:soft-page-break/><text:span text:style-name="T39">to respond </text:span><text:bookmark text:name="ember16692"/><text:span text:style-name="T39">to other action types besides the types it has generated. </text:span><text:bookmark text:name="ember16702"/><text:span text:style-name="T39">So unlike reducers, </text:span><text:bookmark text:name="ember16712"/><text:span text:style-name="T39">extraReducers would generate actions in the </text:span><text:bookmark text:name="ember16722"/><text:span text:style-name="T39">productSlice.actions property. </text:span><text:bookmark text:name="ember16732"/><text:span text:style-name="T39">For our extraReducers value, </text:span><text:bookmark text:name="ember16742"/><text:span text:style-name="T39">we create a function with the parameter named builder. </text:span><text:bookmark text:name="ember16752"/><text:span text:style-name="T39">We'll use the builder notation to add case reducers so </text:span><text:bookmark text:name="ember16762"/><text:span text:style-name="T39">that we'll be able to update our state based on the status </text:span><text:bookmark text:name="ember16772"/><text:span text:style-name="T39">of our fetchAllProducts action. </text:span><text:bookmark text:name="ember16782"/><text:span text:style-name="T39">Let's call builder.addCase to add a new case. </text:span><text:bookmark text:name="ember16792"/><text:span text:style-name="T39">The addCase function expects it's first arguments to </text:span><text:bookmark text:name="ember16802"/><text:span text:style-name="T39">be the dependent value. </text:span><text:bookmark text:name="ember16812"/><text:span text:style-name="T39">And the second function arguments to tell our </text:span><text:bookmark text:name="ember16822"/><text:span text:style-name="T39">reducer what to do. </text:span><text:bookmark text:name="ember16832"/><text:span text:style-name="T39">Since the createAsyncThunk method returns a promise, </text:span><text:bookmark text:name="ember16842"/><text:span text:style-name="T39">our fetchAllProducts variable will have the fulfilled </text:span><text:bookmark text:name="ember16852"/><text:span text:style-name="T39">pending and rejected properties. </text:span><text:bookmark text:name="ember16862"/><text:span text:style-name="T39">For our first case, </text:span><text:bookmark text:name="ember16872"/><text:span text:style-name="T39">let's use the fetchAllProducts.fullfilled property </text:span><text:bookmark text:name="ember16882"/><text:span text:style-name="T39">to know when our data has been fetched successfully. </text:span><text:bookmark text:name="ember16892"/><text:span text:style-name="T39">As a second argument, </text:span><text:bookmark text:name="ember16902"/><text:span text:style-name="T39">we'll call the function with parameters, </text:span><text:bookmark text:name="ember16912"/><text:span text:style-name="T39">state, (indistinct) action. </text:span><text:bookmark text:name="ember16922"/><text:span text:style-name="T39">Action.payload will contain the response data </text:span><text:bookmark text:name="ember16932"/><text:span text:style-name="T39">from our fetchAllProducts action. </text:span><text:bookmark text:name="ember16941"/><text:span text:style-name="T39">Let's update our state.data property with a </text:span><text:bookmark text:name="ember16952"/><text:span text:style-name="T39">action.payload </text:span><text:bookmark text:name="ember16962"/><text:span text:style-name="T39">data. </text:span><text:bookmark text:name="ember16972"/><text:span text:style-name="T39">We'll also update state.fetchStatus </text:span><text:bookmark text:name="ember16982"/><text:span text:style-name="T39">to success. </text:span></text:p>
      <text:p text:style-name="P80"><text:span text:style-name="T39"/></text:p>
      <text:p text:style-name="P80"><text:bookmark text:name="ember16992"/><text:span text:style-name="T39">Next, we'll add fetchAllProducts.pending case. </text:span><text:bookmark text:name="ember17002"/><text:span text:style-name="T39">And we can either do builder.addCase again, </text:span><text:bookmark text:name="ember17012"/><text:span text:style-name="T39">or just extend the one we are already using on Line 13 </text:span><text:bookmark text:name="ember17022"/><text:span text:style-name="T39">with another .addCase property. </text:span><text:bookmark text:name="ember17032"/><text:span text:style-name="T39">So we can go ahead and break this down. </text:span><text:bookmark text:name="ember17042"/><text:span text:style-name="T39">We'll use our fetchAllProducts.pending case </text:span><text:bookmark text:name="ember17052"/><text:span text:style-name="T39">to know when our data is being fetched, </text:span><text:bookmark text:name="ember17062"/><text:span text:style-name="T39">so that we can either show a loading text </text:span><text:bookmark text:name="ember17072"/><text:span text:style-name="T39">or load the animation in our app. </text:span><text:bookmark text:name="ember17082"/><text:span text:style-name="T39">For our function parameter, we are in this state. </text:span><text:bookmark text:name="ember17092"/><text:span text:style-name="T39">Let's update state.fetchStatus, </text:span><text:bookmark text:name="ember17102"/><text:span text:style-name="T39">to loading. </text:span><text:bookmark text:name="ember17112"/><text:span text:style-name="T39">We'll also add the fetchAllProducts.rejected case. </text:span><text:bookmark text:name="ember17121"/><text:span text:style-name="T39">So we have .addCase </text:span><text:bookmark text:name="ember17131"/><text:span text:style-name="T39">at fetchAllProducts </text:span><text:bookmark text:name="ember17142"/><text:span text:style-name="T39">.rejected. </text:span><text:bookmark text:name="ember17152"/><text:span text:style-name="T39">Our function parameter will only need state. </text:span><text:bookmark text:name="ember17162"/><text:span text:style-name="T39">And, </text:span><text:bookmark text:name="ember17172"/><text:span text:style-name="T39">all updates </text:span><text:bookmark text:name="ember17182"/><text:span text:style-name="T39">state.fetchStatus, </text:span><text:bookmark text:name="ember17192"/><text:span text:style-name="T39">to error. </text:span><text:bookmark text:name="ember17202"/><text:span text:style-name="T39">Now, when we dispatch the fetchAllProducts action, </text:span><text:bookmark text:name="ember17212"/><text:span text:style-name="T39">our productsSlice reducer will update the </text:span><text:bookmark text:name="ember17222"/><text:span text:style-name="T39">fetchStatus state </text:span><text:bookmark text:name="ember17232"/><text:span text:style-name="T39">to either success, loading, </text:span><text:bookmark text:name="ember17242"/><text:span text:style-name="T39">or error. </text:span><text:bookmark text:name="ember17252"/><text:span text:style-name="T39">And if the fetch request is successful, </text:span><text:bookmark text:name="ember17262"/><text:span text:style-name="T39">it'll also supply the data states with our product data.</text:span></text:p>
      <text:h text:style-name="P76" text:outline-level="3">Accessing your fetched data<text:span text:style-name="T31">[0</text:span><text:span text:style-name="T32">4</text:span><text:span text:style-name="T31">_0</text:span><text:span text:style-name="T33">2</text:span><text:span text:style-name="T31">]</text:span></text:h>
      <text:p text:style-name="P83"><text:bookmark text:name="ember17532"/><text:span text:style-name="T30">Let's learn how to dispatch </text:span><text:bookmark text:name="ember17542"/>the fetchAllProducts action <text:bookmark text:name="ember17551"/>and use our fetched product data. <text:bookmark text:name="ember17561"/>First, we'll export productSlice as the default <text:bookmark text:name="ember17571"/>from the productSlice.js file. <text:bookmark text:name="ember17581"/>So, this is export default productSlice, <text:bookmark text:name="ember17591"/>and we'll go back to the store.js file <text:bookmark text:name="ember17601"/>and import the productSlice. <text:bookmark text:name="ember17611"/>We'll do that on line three. <text:bookmark text:name="ember17621"/>Next, we will add productSlice.reducer <text:bookmark text:name="ember17631"/>to the store reducer object with a key named products, <text:bookmark text:name="ember17641"/>just like we did for carts. <text:bookmark text:name="ember17651"/>This is productSlice.reducer. <text:bookmark text:name="ember17661"/>With this done, we'll be able to access the product states <text:bookmark text:name="ember17671"/>from any component. <text:bookmark text:name="ember17681"/>Let's go to the Home component and use our product state. <text:bookmark text:name="ember17691"/>We will start by importing fetchAllProducts <text:bookmark text:name="ember17701"/>from data/productSlice. <text:bookmark text:name="ember17711"/>On line eight, instead of destructuring cartProductIds <text:bookmark text:name="ember17721"/>directly from state.carts, <text:bookmark text:name="ember17731"/>let's create a state variable, <text:bookmark text:name="ember17741"/>so that we can also get our products from it. <text:bookmark text:name="ember1775"/>We return just state, instead of state.carts. <text:bookmark text:name="ember1776"/>On line nine, we will destructure <text:soft-page-break/>carts <text:bookmark text:name="ember1777"/>and products from states. <text:bookmark text:name="ember1778"/>And this is equal to state. <text:bookmark text:name="ember1779"/>Let's go to our jsx and update cartProductIds <text:bookmark text:name="ember1780"/>to cart.cartProductIds. <text:bookmark text:name="ember1781"/>We'll do that on line 26 and 31. <text:bookmark text:name="ember1782"/>We'll dispatch the fetchAllProducts action <text:bookmark text:name="ember1783"/>in a useEffect hook to prevent it <text:bookmark text:name="ember1784"/>from running more than once. <text:bookmark text:name="ember1785"/>So, let's call useEffect on line 14 <text:bookmark text:name="ember1786"/>and you can see that that's automatically <text:bookmark text:name="ember1787"/>imported on line six. <text:bookmark text:name="ember1788"/>In our useEffect method, we have a function <text:bookmark text:name="ember1789"/>and inside our function we'll dispatch <text:bookmark text:name="ember1790"/>the fetchAllProducts action. <text:bookmark text:name="ember1791"/>So, let's call dispatch and then we have fetchAllProducts. <text:bookmark text:name="ember1792"/>The URL for our HTTP server and productList data <text:bookmark text:name="ember1793"/>is:</text:p>
      <text:p text:style-name="P83"><text:s/></text:p>
      <text:p text:style-name="P83">http://localhost3000/products</text:p>
      <text:p text:style-name="P83"/>
      <text:p text:style-name="P83"><text:bookmark text:name="ember1794"/>We'll also add <text:span text:style-name="T28">dispatch </text:span>to our useEffect dependency array. <text:bookmark text:name="ember1795"/>So, this is dispatch on line 16. <text:bookmark text:name="ember1796"/>Now we can remove our productList import statement <text:bookmark text:name="ember1797"/>and use the products variable from our state <text:bookmark text:name="ember1798"/>in the jsx code. <text:bookmark text:name="ember1799"/>So, on line 20, instead of productList or products, <text:bookmark text:name="ember1800"/>we have products.data.map. <text:bookmark text:name="ember1801"/>Over to our browser, we reload that page <text:bookmark text:name="ember1802"/>and see that we're getting all our products <text:bookmark text:name="ember1803"/>from the HTTP server using createAsyncThunk. <text:bookmark text:name="ember1804"/>This method of fetching data is much better <text:bookmark text:name="ember1805"/>than repeating the same process <text:bookmark text:name="ember1806"/>of using the JavaScript fetch API <text:bookmark text:name="ember1807"/>or other external libraries, along with an async function, <text:bookmark text:name="ember1808"/>every time we want to fetch data in our components, <text:bookmark text:name="ember1809"/>especially when we want to use the fetch data <text:bookmark text:name="ember1810"/>in multiple places.</text:p>
      <text:p text:style-name="P65"/>
      <text:h text:style-name="P76" text:outline-level="3">Fetching data from multiple sources<text:span text:style-name="T31">[0</text:span><text:span text:style-name="T32">4</text:span><text:span text:style-name="T31">_0</text:span><text:span text:style-name="T33">3</text:span><text:span text:style-name="T31">]</text:span></text:h>
      <text:p text:style-name="P84"><text:span text:style-name="T23">S</text:span><text:bookmark text:name="ember18381"/><text:span text:style-name="T12">ometimes, we might need to work </text:span><text:bookmark text:name="ember18391"/><text:span text:style-name="T1">with multiple sources of data in our React apps. </text:span><text:bookmark text:name="ember18401"/><text:span text:style-name="T12">For example, if we stop at ACTP server, </text:span><text:bookmark text:name="ember18411"/><text:span text:style-name="T12">and go back to our browser, </text:span><text:bookmark text:name="ember18421"/><text:span text:style-name="T12">see that when we reload our app, </text:span><text:bookmark text:name="ember18431"/><text:span text:style-name="T12">our product catalog section is blank. </text:span><text:bookmark text:name="ember18441"/><text:span text:style-name="T12">We can add a message that there's a user </text:span><text:bookmark text:name="ember18451"/><text:span text:style-name="T12">above this other error. </text:span><text:bookmark text:name="ember18461"/><text:span text:style-name="T12">But for our app, </text:span><text:bookmark text:name="ember18471"/><text:span text:style-name="T12">let's fall back to the productList.json file, </text:span><text:bookmark text:name="ember18481"/><text:span text:style-name="T12">whenever the HTTP server is unavailable. </text:span><text:bookmark text:name="ember18491"/><text:span text:style-name="T12">To do this, we're going to import product list </text:span><text:bookmark text:name="ember18501"/><text:span text:style-name="T12">from data/productList.json, </text:span><text:bookmark text:name="ember18511"/><text:span text:style-name="T12">inside of the ProductSlice.js file. </text:span><text:bookmark text:name="ember18521"/><text:span text:style-name="T12">So on line two, we have import, productList, </text:span><text:bookmark text:name="ember18531"/><text:span text:style-name="T12">from data/productList.json. </text:span><text:bookmark text:name="ember18541"/><text:span text:style-name="T12">And in the buildout case for fetchAllProducts.rejected, </text:span><text:bookmark text:name="ember18551"/><text:span text:style-name="T12">let's give state.data a value </text:span><text:bookmark text:name="ember18561"/><text:span text:style-name="T12">of our imported product</text:span><text:span text:style-name="T17">L</text:span><text:span text:style-name="T12">ist.products RE </text:span><text:span text:style-name="T18">on the 23 line</text:span><text:span text:style-name="T12">.</text:span></text:p>
      <text:p text:style-name="P85"><text:span text:style-name="T19"/></text:p>
      <text:p text:style-name="P86"><text:span text:style-name="T25">state.data = productList.products </text:span></text:p>
      <text:p text:style-name="P85"><text:span text:style-name="T19"/></text:p>
      <text:p text:style-name="P84"><text:bookmark text:name="ember18571"/><text:span text:style-name="T12">So this should be productList.products. </text:span><text:bookmark text:name="ember18581"/><text:span text:style-name="T12">We can now go back to our browser </text:span><text:bookmark text:name="ember18591"/><text:span text:style-name="T12">and reload the application, </text:span><text:bookmark text:name="ember18601"/><text:span text:style-name="T12">and we have products from the productList.json file </text:span><text:bookmark text:name="ember18611"/><text:span text:style-name="T12">displayed to us. </text:span><text:bookmark text:name="ember18621"/><text:span text:style-name="T20">This is one use case </text:span><text:bookmark text:name="ember18631"/><text:span text:style-name="T20">for working with multiple sources of data, </text:span><text:bookmark text:name="ember18641"/><text:span text:style-name="T20">but is only ideal for a demo app, </text:span><text:bookmark text:name="ember18651"/><text:span text:style-name="T20">not the real-life ecommerce application. </text:span><text:bookmark text:name="ember18661"/><text:span text:style-name="T12">But with Redux toolkit, you have the flexibility </text:span><text:bookmark text:name="ember18671"/><text:span text:style-name="T12">of getting data from multiple places, </text:span><text:bookmark text:name="ember18681"/><text:span text:style-name="T12">and even fetching data in individual components, </text:span><text:bookmark text:name="ember18691"/><text:span text:style-name="T12">and updating the state with the createAsyncThunk method. </text:span><text:bookmark text:name="ember18701"/><text:span text:style-name="T12">So while it's an open unit dev tool, </text:span><text:bookmark text:name="ember18711"/><text:span text:style-name="T12">you still </text:span><text:soft-page-break/><text:span text:style-name="T12">have the freedom to choose what parts of it </text:span><text:bookmark text:name="ember18721"/><text:span text:style-name="T12">you want to use in your React application.</text:span></text:p>
      <text:p text:style-name="P81"/>
      <text:h text:style-name="P75" text:outline-level="3">What you've learned and what's next</text:h>
      <text:p text:style-name="P81"/>
      <text:p text:style-name="P71"><text:bookmark text:name="ember2576"/><text:span text:style-name="T12">As we've seen, Redux tool kit makes state management </text:span><text:bookmark text:name="ember2577"/><text:span text:style-name="T12">straightforward compared to other state management solutions </text:span><text:bookmark text:name="ember2578"/><text:span text:style-name="T12">for React and the bare Redux library. </text:span><text:bookmark text:name="ember2579"/><text:span text:style-name="T12">We've learned how to set </text:span><text:bookmark text:name="ember2580"/><text:span text:style-name="T12">up Redux tool kit in react applications </text:span><text:bookmark text:name="ember2581"/><text:span text:style-name="T12">what the store is and what actions and reduces are. </text:span><text:bookmark text:name="ember2582"/><text:span text:style-name="T12">We also learned how to get data from our state </text:span><text:bookmark text:name="ember2583"/><text:span text:style-name="T12">with the use selector hook and how to modify our state </text:span><text:bookmark text:name="ember2584"/><text:span text:style-name="T12">with the use dispatch hook, using the create a sync method. </text:span><text:bookmark text:name="ember2585"/><text:span text:style-name="T12">We are able to fetch data </text:span><text:bookmark text:name="ember2586"/><text:span text:style-name="T12">from an HTP server outside our application. </text:span><text:bookmark text:name="ember2587"/><text:span text:style-name="T12">This is helpful when working with external data and APIs </text:span><text:bookmark text:name="ember2588"/><text:span text:style-name="T12">Redux tool kit has an optional add-on for data fetching </text:span><text:bookmark text:name="ember2589"/><text:span text:style-name="T1">and caching named </text:span><text:span text:style-name="T4">RTK query </text:span><text:span text:style-name="T5">(</text:span><text:span text:style-name="T6">https://redux-toolkit.js.org/rtk-query/overview</text:span><text:span text:style-name="T5">)</text:span><text:span text:style-name="T1"> eliminating the needs to hand </text:span><text:bookmark text:name="ember2590"/><text:span text:style-name="T12">right data fetching </text:span><text:bookmark text:name="ember2591"/><text:span text:style-name="T12">and caching logic learning RTK query </text:span><text:bookmark text:name="ember2592"/><text:span text:style-name="T12">is an excellent next step </text:span><text:bookmark text:name="ember2593"/><text:span text:style-name="T12">in your Redux tool kit journey. </text:span><text:bookmark text:name="ember2594"/><text:span text:style-name="T12">I highly recommend checking </text:span><text:bookmark text:name="ember2595"/><text:span text:style-name="T12">out the Redux tool kit to explore </text:span><text:bookmark text:name="ember2596"/><text:span text:style-name="T12">more about this powerful </text:span><text:bookmark text:name="ember2597"/><text:span text:style-name="T12">yet straightforward state management tool. </text:span><text:bookmark text:name="ember2598"/><text:span text:style-name="T12">Thank you for watching this course. </text:span></text:p>
      <text:p text:style-name="P82"/>
      <text:p text:style-name="P71"><text:bookmark text:name="ember2601"/><text:span text:style-name="T12">If you'd like to keep in touch, consider </text:span><text:bookmark text:name="ember2602"/><text:span text:style-name="T12">following me on subscribing </text:span><text:bookmark text:name="ember2603"/><text:span text:style-name="T12">to my YouTube channel </text:span><text:span text:style-name="T21">(https://www.youtube.com/c/EbenezerDon)</text:span><text:span text:style-name="T16"> </text:span><text:span text:style-name="T12">for more of my programming videos.</text:span></text:p>
      <text:p text:style-name="P66"/>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2T18:05:31.831699266</meta:creation-date>
    <meta:generator>LibreOffice/6.4.7.2$Linux_X86_64 LibreOffice_project/40$Build-2</meta:generator>
    <dc:date>2023-04-14T14:40:05.286702647</dc:date>
    <meta:editing-duration>PT2H4M49S</meta:editing-duration>
    <meta:editing-cycles>12</meta:editing-cycles>
    <meta:document-statistic meta:table-count="0" meta:image-count="0" meta:object-count="0" meta:page-count="15" meta:paragraph-count="118" meta:word-count="6238" meta:character-count="36853" meta:non-whitespace-character-count="30684"/>
  </office:meta>
</office:document-meta>
</file>